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haroni" svg:font-family="Aharoni" style:font-pitch="variable"/>
    <style:font-face style:name="Arial Unicode MS" svg:font-family="'Arial Unicode MS'" style:font-pitch="variable"/>
    <style:font-face style:name="DIN 1451 Mittelschrift" svg:font-family="'DIN 1451 Mittelschrift'" style:font-pitch="variable"/>
    <style:font-face style:name="HG Mincho Light J" svg:font-family="'HG Mincho Light J'" style:font-pitch="variable"/>
    <style:font-face style:name="TrainSymbol" svg:font-family="TrainSymbol" style:font-pitch="variable"/>
    <style:font-face style:name="Century Schoolbook" svg:font-family="'Century Schoolbook'" style:font-family-generic="roman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Berlin Sans FB" svg:font-family="'Berlin Sans FB'" style:font-family-generic="swiss" style:font-pitch="variable"/>
  </office:font-face-decls>
  <office:automatic-styles>
    <style:style style:name="stationtable" style:family="table">
      <style:table-properties style:width="18.884cm" fo:margin-left="-0.99cm" fo:margin-right="-0.894cm" fo:break-before="page" table:align="margins"/>
    </style:style>
    <style:style style:name="stationtable.A" style:family="table-column">
      <style:table-column-properties style:column-width="1.737cm" style:rel-column-width="6029*"/>
    </style:style>
    <style:style style:name="stationtable.B" style:family="table-column">
      <style:table-column-properties style:column-width="1.718cm" style:rel-column-width="5962*"/>
    </style:style>
    <style:style style:name="stationtable.C" style:family="table-column">
      <style:table-column-properties style:column-width="1.935cm" style:rel-column-width="6715*"/>
    </style:style>
    <style:style style:name="stationtable.D" style:family="table-column">
      <style:table-column-properties style:column-width="1.212cm" style:rel-column-width="4205*"/>
    </style:style>
    <style:style style:name="stationtable.E" style:family="table-column">
      <style:table-column-properties style:column-width="3.09cm" style:rel-column-width="10724*"/>
    </style:style>
    <style:style style:name="stationtable.F" style:family="table-column">
      <style:table-column-properties style:column-width="3.112cm" style:rel-column-width="10798*"/>
    </style:style>
    <style:style style:name="stationtable.G" style:family="table-column">
      <style:table-column-properties style:column-width="2.099cm" style:rel-column-width="7284*"/>
    </style:style>
    <style:style style:name="stationtable.H" style:family="table-column">
      <style:table-column-properties style:column-width="1.981cm" style:rel-column-width="6874*"/>
    </style:style>
    <style:style style:name="stationtable.I" style:family="table-column">
      <style:table-column-properties style:column-width="2cm" style:rel-column-width="6944*"/>
    </style:style>
    <style:style style:name="stationtable.1" style:family="table-row">
      <style:table-row-properties style:row-height="2.101cm"/>
    </style:style>
    <style:style style:name="stationtable.A1" style:family="table-cell">
      <style:table-cell-properties fo:padding="0.097cm" fo:border="0.002cm solid #999999"/>
    </style:style>
    <style:style style:name="stationtable.B1" style:family="table-cell">
      <style:table-cell-properties fo:padding-left="0cm" fo:padding-right="0cm" fo:padding-top="0.049cm" fo:padding-bottom="0.049cm" fo:border-left="0.002cm solid #999999" fo:border-right="none" fo:border-top="0.002cm solid #999999" fo:border-bottom="0.002cm solid #999999"/>
    </style:style>
    <style:style style:name="stationtable.I1" style:family="table-cell">
      <style:table-cell-properties fo:padding-left="0cm" fo:padding-right="0cm" fo:padding-top="0.049cm" fo:padding-bottom="0.049cm" fo:border="0.002cm solid #999999"/>
    </style:style>
    <style:style style:name="stationtable.A3" style:family="table-cell">
      <style:table-cell-properties fo:padding="0.097cm" fo:border-left="0.002cm solid #999999" fo:border-right="0.002cm solid #999999" fo:border-top="none" fo:border-bottom="0.002cm solid #999999"/>
    </style:style>
    <style:style style:name="stationtable.B3" style:family="table-cell">
      <style:table-cell-properties fo:padding-left="0cm" fo:padding-right="0cm" fo:padding-top="0.049cm" fo:padding-bottom="0.049cm" fo:border-left="0.002cm solid #999999" fo:border-right="none" fo:border-top="none" fo:border-bottom="0.002cm solid #999999"/>
    </style:style>
    <style:style style:name="stationtable.I3" style:family="table-cell">
      <style:table-cell-properties fo:padding-left="0cm" fo:padding-right="0cm" fo:padding-top="0.049cm" fo:padding-bottom="0.049cm" fo:border-left="0.002cm solid #999999" fo:border-right="0.002cm solid #999999" fo:border-top="none" fo:border-bottom="0.002cm solid #999999"/>
    </style:style>
    <style:style style:name="P1" style:family="paragraph" style:parent-style-name="Standard">
      <style:paragraph-properties fo:text-align="center" style:justify-single-word="false" fo:padding="0cm" fo:border="none">
        <style:tab-stops>
          <style:tab-stop style:position="0cm"/>
        </style:tab-stops>
      </style:paragraph-properties>
      <style:text-properties style:font-name="Berlin Sans FB"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 fo:padding="0cm" fo:border="none">
        <style:tab-stops>
          <style:tab-stop style:position="0cm"/>
        </style:tab-stops>
      </style:paragraph-properties>
      <style:text-properties style:font-name="Berlin Sans FB" fo:font-size="18pt" fo:font-weight="normal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center" style:justify-single-word="false" fo:padding="0cm" fo:border="none">
        <style:tab-stops>
          <style:tab-stop style:position="8.216cm" style:type="center"/>
          <style:tab-stop style:position="8.645cm"/>
          <style:tab-stop style:position="8.775cm"/>
        </style:tab-stops>
      </style:paragraph-properties>
      <style:text-properties style:font-name="Arial" fo:font-size="12pt" fo:font-weight="bold" style:font-size-asian="12pt" style:font-size-complex="12pt"/>
    </style:style>
    <style:style style:name="P4" style:family="paragraph" style:parent-style-name="Standard">
      <style:paragraph-properties fo:text-align="center" style:justify-single-word="false" fo:padding="0cm" fo:border="none">
        <style:tab-stops>
          <style:tab-stop style:position="8.216cm" style:type="center"/>
          <style:tab-stop style:position="8.645cm"/>
          <style:tab-stop style:position="8.775cm"/>
        </style:tab-stops>
      </style:paragraph-properties>
      <style:text-properties style:font-name="Century Schoolbook" fo:font-size="12pt" fo:font-weight="bold" style:font-size-asian="12pt" style:font-size-complex="12pt"/>
    </style:style>
    <style:style style:name="P5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>
        <style:tab-stops>
          <style:tab-stop style:position="16.798cm" style:type="right"/>
        </style:tab-stops>
      </style:paragraph-properties>
      <style:text-properties style:font-name="Berlin Sans FB" fo:font-size="14pt" fo:font-weight="bold"/>
    </style:style>
    <style:style style:name="P6" style:family="paragraph" style:parent-style-name="Standard">
      <style:paragraph-properties fo:text-align="center" style:justify-single-word="false">
        <style:tab-stops>
          <style:tab-stop style:position="8.216cm" style:type="center"/>
          <style:tab-stop style:position="8.645cm"/>
          <style:tab-stop style:position="8.775cm"/>
        </style:tab-stops>
      </style:paragraph-properties>
      <style:text-properties style:font-name="Arial Narrow" fo:font-size="14pt" fo:font-weight="bold" style:font-size-asian="14pt" style:font-size-complex="14pt"/>
    </style:style>
    <style:style style:name="P7" style:family="paragraph" style:parent-style-name="Standard">
      <style:paragraph-properties fo:text-align="center" style:justify-single-word="false">
        <style:tab-stops>
          <style:tab-stop style:position="8.216cm" style:type="center"/>
          <style:tab-stop style:position="8.645cm"/>
          <style:tab-stop style:position="8.775cm"/>
        </style:tab-stops>
      </style:paragraph-properties>
      <style:text-properties style:font-name="Arial" fo:font-size="14pt" fo:font-weight="bold" style:font-size-asian="14pt" style:font-size-complex="14pt"/>
    </style:style>
    <style:style style:name="P8" style:family="paragraph" style:parent-style-name="Standard">
      <style:paragraph-properties fo:text-align="center" style:justify-single-word="false">
        <style:tab-stops>
          <style:tab-stop style:position="8.216cm" style:type="center"/>
          <style:tab-stop style:position="8.645cm"/>
          <style:tab-stop style:position="8.775cm"/>
        </style:tab-stops>
      </style:paragraph-properties>
      <style:text-properties style:font-name="DIN 1451 Mittelschrift" fo:font-size="14pt" fo:font-weight="bold" style:font-size-asian="14pt" style:font-size-complex="14pt"/>
    </style:style>
    <style:style style:name="P9" style:family="paragraph" style:parent-style-name="Standard">
      <style:paragraph-properties fo:text-align="start" style:justify-single-word="false">
        <style:tab-stops>
          <style:tab-stop style:position="16.798cm" style:type="right"/>
        </style:tab-stops>
      </style:paragraph-properties>
      <style:text-properties style:font-name="DIN 1451 Mittelschrift" fo:font-size="14pt" fo:font-weight="bold" style:font-size-asian="14pt" style:font-size-complex="14pt"/>
    </style:style>
    <style:style style:name="P10" style:family="paragraph" style:parent-style-name="Standard" style:master-page-name="">
      <style:paragraph-properties fo:margin-left="-1.556cm" fo:margin-right="-1.494cm" fo:text-align="center" style:justify-single-word="false" fo:text-indent="0cm" style:auto-text-indent="false" style:page-number="auto">
        <style:tab-stops>
          <style:tab-stop style:position="8.216cm" style:type="center"/>
          <style:tab-stop style:position="8.645cm"/>
          <style:tab-stop style:position="8.775cm"/>
        </style:tab-stops>
      </style:paragraph-properties>
      <style:text-properties style:font-name="Aharoni" fo:font-size="14pt" fo:font-weight="bold" style:font-size-asian="14pt" style:font-size-complex="14pt"/>
    </style:style>
    <style:style style:name="P11" style:family="paragraph" style:parent-style-name="Footer">
      <style:paragraph-properties fo:text-align="center" style:justify-single-word="false">
        <style:tab-stops>
          <style:tab-stop style:position="8.5cm" style:type="center"/>
          <style:tab-stop style:position="16.806cm" style:type="right"/>
        </style:tab-stops>
      </style:paragraph-properties>
      <style:text-properties style:font-name="Century Schoolbook" fo:font-size="8pt" style:font-size-asian="8pt" style:font-size-complex="8pt"/>
    </style:style>
    <style:style style:name="P12" style:family="paragraph" style:parent-style-name="Table_20_Contents">
      <style:paragraph-properties fo:margin-left="-0.005cm" fo:margin-right="-0.005cm" fo:text-align="center" style:justify-single-word="false" fo:text-indent="0cm" style:auto-text-indent="false"/>
      <style:text-properties style:font-name="Century Schoolbook" fo:font-size="8pt" style:font-size-asian="8pt" style:font-size-complex="8pt"/>
    </style:style>
    <style:style style:name="P13" style:family="paragraph" style:parent-style-name="Table_20_Contents">
      <style:paragraph-properties fo:margin-left="-0.005cm" fo:margin-right="-0.005cm" fo:text-align="center" style:justify-single-word="false" fo:text-indent="0cm" style:auto-text-indent="false"/>
      <style:text-properties style:font-name="Century Schoolbook" fo:font-size="8pt" fo:background-color="transparent" style:font-size-asian="8pt" style:font-size-complex="8pt"/>
    </style:style>
    <style:style style:name="P14" style:family="paragraph" style:parent-style-name="Text_20_body">
      <style:paragraph-properties fo:margin-top="0cm" fo:margin-bottom="0cm" fo:text-align="center" style:justify-single-word="false" fo:background-color="transparent" fo:padding="0cm" fo:border-left="none" fo:border-right="none" fo:border-top="none" fo:border-bottom="0.035cm solid #000000">
        <style:tab-stops>
          <style:tab-stop style:position="1.109cm"/>
        </style:tab-stops>
        <style:background-image/>
      </style:paragraph-properties>
      <style:text-properties style:font-name="Arial" fo:font-size="8pt" fo:font-weight="bold" style:font-size-asian="8pt" style:font-weight-asian="bold" style:font-size-complex="8pt" style:font-weight-complex="bold"/>
    </style:style>
    <style:style style:name="P15" style:family="paragraph" style:parent-style-name="Text_20_body">
      <style:paragraph-properties fo:margin-top="0cm" fo:margin-bottom="0cm"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16" style:family="paragraph" style:parent-style-name="Text_20_body">
      <style:paragraph-properties fo:margin-top="0cm" fo:margin-bottom="0cm" fo:text-align="center" style:justify-single-word="false" fo:padding="0cm" fo:border-left="none" fo:border-right="none" fo:border-top="none" fo:border-bottom="0.035cm solid #000000"/>
      <style:text-properties style:font-name="Arial" fo:font-size="8pt" fo:font-weight="bold" style:font-size-asian="8pt" style:font-weight-asian="bold" style:font-size-complex="8pt" style:font-weight-complex="bold"/>
    </style:style>
    <style:style style:name="P17" style:family="paragraph" style:parent-style-name="Text_20_body">
      <style:paragraph-properties fo:margin-top="0cm" fo:margin-bottom="0cm" fo:text-align="center" style:justify-single-word="false" fo:padding-left="0.049cm" fo:padding-right="0.049cm" fo:padding-top="0.049cm" fo:padding-bottom="0cm" fo:border-left="none" fo:border-right="none" fo:border-top="none" fo:border-bottom="0.035cm solid #000000" style:shadow="none"/>
      <style:text-properties style:font-name="Arial" fo:font-size="8pt" fo:font-weight="bold" style:font-size-asian="8pt" style:font-weight-asian="bold" style:font-size-complex="8pt" style:font-weight-complex="bold"/>
    </style:style>
    <style:style style:name="P18" style:family="paragraph" style:parent-style-name="Text_20_body">
      <style:paragraph-properties fo:margin-top="0cm" fo:margin-bottom="0cm" fo:text-align="center" style:justify-single-word="false" fo:padding-left="0.049cm" fo:padding-right="0.049cm" fo:padding-top="0.049cm" fo:padding-bottom="0cm" fo:border-left="none" fo:border-right="none" fo:border-top="none" fo:border-bottom="0.035cm solid #000000"/>
      <style:text-properties style:font-name="Arial" fo:font-size="8pt" fo:font-weight="bold" style:font-size-asian="8pt" style:font-weight-asian="bold" style:font-size-complex="8pt" style:font-weight-complex="bold"/>
    </style:style>
    <style:style style:name="P19" style:family="paragraph" style:parent-style-name="Text_20_body">
      <style:paragraph-properties fo:margin-top="0cm" fo:margin-bottom="0cm" fo:text-align="center" style:justify-single-word="false" fo:padding="0cm" fo:border="none" style:shadow="none"/>
      <style:text-properties style:font-name="Arial" fo:font-size="8pt" fo:font-weight="bold" style:font-size-asian="8pt" style:font-weight-asian="bold" style:font-size-complex="8pt" style:font-weight-complex="bold"/>
    </style:style>
    <style:style style:name="P20" style:family="paragraph" style:parent-style-name="Text_20_body">
      <style:paragraph-properties fo:margin-top="0cm" fo:margin-bottom="0cm" fo:text-align="center" style:justify-single-word="false" fo:padding="0cm" fo:border="none" style:shadow="none"/>
      <style:text-properties style:font-name="Arial" fo:font-size="8pt" fo:font-weight="bold" style:font-name-asian="TrainSymbol" style:font-size-asian="8pt" style:font-weight-asian="bold" style:font-name-complex="TrainSymbol" style:font-size-complex="8pt" style:font-weight-complex="bold"/>
    </style:style>
    <style:style style:name="T1" style:family="text">
      <style:text-properties fo:font-size="18pt" fo:font-weight="normal" style:font-weight-asian="normal" style:font-weight-complex="normal"/>
    </style:style>
    <style:style style:name="T2" style:family="text">
      <style:text-properties fo:font-size="24pt" style:font-size-asian="24pt" style:font-size-complex="24pt"/>
    </style:style>
  </office:automatic-styles>
  <office:body>
    <office:text text:use-soft-page-breaks="true">
      <office:forms form:automatic-focus="false" form:apply-design-mode="false"/>
      <text:variable-decls>
        <text:variable-decl office:value-type="string" text:name="Station"/>
        <text:variable-decl office:value-type="string" text:name="ZUG_NAME"/>
        <text:variable-decl office:value-type="string" text:name="ZUG_BEMERKUNG"/>
        <text:variable-decl office:value-type="string" text:name="ZUG_LOK"/>
        <text:variable-decl office:value-type="string" text:name="ZUG_LAST"/>
        <text:variable-decl office:value-type="float" text:name="LAGE"/>
        <text:variable-decl office:value-type="float" text:name="GESCHW"/>
        <text:variable-decl office:value-type="float" text:name="BETRIEBSTELLE"/>
        <text:variable-decl office:value-type="float" text:name="ANKUNFT"/>
        <text:variable-decl office:value-type="float" text:name="ABFAHRT"/>
        <text:variable-decl office:value-type="float" text:name="COLNUM"/>
        <text:variable-decl office:value-type="float" text:name="COLNAME"/>
        <text:variable-decl office:value-type="string" text:name="arrival"/>
        <text:variable-decl office:value-type="string" text:name="departure"/>
        <text:variable-decl office:value-type="string" text:name="trainname"/>
        <text:variable-decl office:value-type="string" text:name="track"/>
        <text:variable-decl office:value-type="string" text:name="from"/>
        <text:variable-decl office:value-type="string" text:name="to"/>
        <text:variable-decl office:value-type="string" text:name="remark"/>
        <text:variable-decl office:value-type="string" text:name="trapez"/>
        <text:variable-decl office:value-type="string" text:name="crossing"/>
        <text:variable-decl office:value-type="string" text:name="trainreport"/>
        <text:variable-decl office:value-type="string" text:name="overtaking"/>
        <text:variable-decl office:value-type="string" text:name="repor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stationtable" table:style-name="stationtable">
        <table:table-column table:style-name="stationtable.A"/>
        <table:table-column table:style-name="stationtable.B"/>
        <table:table-column table:style-name="stationtable.C"/>
        <table:table-column table:style-name="stationtable.D"/>
        <table:table-column table:style-name="stationtable.E"/>
        <table:table-column table:style-name="stationtable.F"/>
        <table:table-column table:style-name="stationtable.G"/>
        <table:table-column table:style-name="stationtable.H"/>
        <table:table-column table:style-name="stationtable.I"/>
        <table:table-header-rows>
          <table:table-row table:style-name="stationtable.1">
            <table:table-cell table:style-name="stationtable.A1" office:value-type="string">
              <text:p text:style-name="P14"><text:bookmark text:name="arrival"/><text:variable-set text:name="arrival" text:display="none" text:formula="ooow: " office:value-type="string" office:string-value=" "/>1</text:p>
              <text:p text:style-name="P15"/>
              <text:p text:style-name="P15">ARRIVO</text:p>
            </table:table-cell>
            <table:table-cell table:style-name="stationtable.B1" office:value-type="string">
              <text:p text:style-name="P16"><text:bookmark text:name="departure"/><text:variable-set text:name="departure" text:display="none" text:formula="ooow: " office:value-type="string" office:string-value=" "/>2</text:p>
              <text:p text:style-name="P15"/>
              <text:p text:style-name="P15">PARTENZA</text:p>
            </table:table-cell>
            <table:table-cell table:style-name="stationtable.B1" office:value-type="string">
              <text:p text:style-name="P16"><text:bookmark text:name="trainname"/><text:variable-set text:name="trainname" text:display="none" text:formula="ooow: " office:value-type="string" office:string-value=" "/>3</text:p>
              <text:p text:style-name="P15"/>
              <text:p text:style-name="P15">TRENO N°</text:p>
            </table:table-cell>
            <table:table-cell table:style-name="stationtable.B1" office:value-type="string">
              <text:p text:style-name="P17"><text:bookmark text:name="track"/><text:variable-set text:name="track" text:display="none" text:formula="ooow: " office:value-type="string" office:string-value=" "/>4</text:p>
              <text:p text:style-name="P19"/>
              <text:p text:style-name="P19">BINARIO</text:p>
            </table:table-cell>
            <table:table-cell table:style-name="stationtable.B1" office:value-type="string">
              <text:p text:style-name="P18"><text:bookmark text:name="from"/><text:variable-set text:name="from" text:display="none" text:formula="ooow: " office:value-type="string" office:string-value=" "/>5</text:p>
              <text:p text:style-name="P15"/>
              <text:p text:style-name="P15">PROVIENE</text:p>
              <text:p text:style-name="P15"/>
            </table:table-cell>
            <table:table-cell table:style-name="stationtable.B1" office:value-type="string">
              <text:p text:style-name="P18"><text:bookmark text:name="to"/><text:variable-set text:name="to" text:display="none" text:formula="ooow: " office:value-type="string" office:string-value=" "/>6</text:p>
              <text:p text:style-name="P15"/>
              <text:p text:style-name="P15">PARTE</text:p>
              <text:p text:style-name="P15"/>
            </table:table-cell>
            <table:table-cell table:style-name="stationtable.B1" office:value-type="string">
              <text:p text:style-name="P18"><text:variable-set text:name="crossing" office:value-type="string"> </text:variable-set>8</text:p>
              <text:p text:style-name="P19">INCROCIA TRENO N°</text:p>
              <text:p text:style-name="P20"/>
            </table:table-cell>
            <table:table-cell table:style-name="stationtable.B1" office:value-type="string">
              <text:p text:style-name="P18"><text:variable-set text:name="overtaking" office:value-type="string"> </text:variable-set>9</text:p>
              <text:p text:style-name="P19">PRECEDENZA CON <text:s text:c="2"/>TRENO N°</text:p>
            </table:table-cell>
            <table:table-cell table:style-name="stationtable.I1" office:value-type="string">
              <text:p text:style-name="P18"><text:variable-set text:name="report" office:value-type="string"> </text:variable-set><text:variable-set text:name="remark" office:value-type="string"> </text:variable-set>10</text:p>
              <text:p text:style-name="P19">NOTE</text:p>
            </table:table-cell>
          </table:table-row>
        </table:table-header-rows>
        <table:table-row>
          <table:table-cell table:style-name="stationtable.A1" office:value-type="string">
            <text:p text:style-name="P13">06.25</text:p>
          </table:table-cell>
          <table:table-cell table:style-name="stationtable.B1" office:value-type="string">
            <text:p text:style-name="P12">(06.46)</text:p>
          </table:table-cell>
          <table:table-cell table:style-name="stationtable.B1" office:value-type="string">
            <text:p text:style-name="P13">EXP 90110</text:p>
          </table:table-cell>
          <table:table-cell table:style-name="stationtable.B1" office:value-type="string">
            <text:p text:style-name="P12">1</text:p>
          </table:table-cell>
          <table:table-cell table:style-name="stationtable.B1" office:value-type="string">
            <text:p text:style-name="P12">SANT'ANGELO </text:p>
          </table:table-cell>
          <table:table-cell table:style-name="stationtable.B1" office:value-type="string">
            <text:p text:style-name="P12"/>
          </table:table-cell>
          <table:table-cell table:style-name="stationtable.B1" office:value-type="string">
            <text:p text:style-name="P12"/>
          </table:table-cell>
          <table:table-cell table:style-name="stationtable.B1" office:value-type="string">
            <text:p text:style-name="P12"/>
          </table:table-cell>
          <table:table-cell table:style-name="stationtable.I1" office:value-type="string">
            <text:p text:style-name="P12">(Giro loco)<text:line-break/> </text:p>
          </table:table-cell>
        </table:table-row>
        <table:table-row>
          <table:table-cell table:style-name="stationtable.A3" office:value-type="string">
            <text:p text:style-name="P13">(06.25)</text:p>
          </table:table-cell>
          <table:table-cell table:style-name="stationtable.B3" office:value-type="string">
            <text:p text:style-name="P12">06.46</text:p>
          </table:table-cell>
          <table:table-cell table:style-name="stationtable.B3" office:value-type="string">
            <text:p text:style-name="P13">EXP 90110</text:p>
          </table:table-cell>
          <table:table-cell table:style-name="stationtable.B3" office:value-type="string">
            <text:p text:style-name="P12">1</text:p>
          </table:table-cell>
          <table:table-cell table:style-name="stationtable.B3" office:value-type="string">
            <text:p text:style-name="P12">SANT'ANGELO 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/>
          </table:table-cell>
          <table:table-cell table:style-name="stationtable.I3" office:value-type="string">
            <text:p text:style-name="P12">(Giro loco)</text:p>
          </table:table-cell>
        </table:table-row>
        <table:table-row>
          <table:table-cell table:style-name="stationtable.A3" office:value-type="string">
            <text:p text:style-name="P13">06.49</text:p>
          </table:table-cell>
          <table:table-cell table:style-name="stationtable.B3" office:value-type="string">
            <text:p text:style-name="P12">(07.36)</text:p>
          </table:table-cell>
          <table:table-cell table:style-name="stationtable.B3" office:value-type="string">
            <text:p text:style-name="P13">M 54312</text:p>
          </table:table-cell>
          <table:table-cell table:style-name="stationtable.B3" office:value-type="string">
            <text:p text:style-name="P12">5</text:p>
          </table:table-cell>
          <table:table-cell table:style-name="stationtable.B3" office:value-type="string">
            <text:p text:style-name="P12">SANT'ANGELO </text:p>
          </table:table-cell>
          <table:table-cell table:style-name="stationtable.B3" office:value-type="string">
            <text:p text:style-name="P12">PETROLCHIMICO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/>
          </table:table-cell>
          <table:table-cell table:style-name="stationtable.I3" office:value-type="string">
            <text:p text:style-name="P12">(SGANCIO 3 CARRI SH-B SAC IN CODA)<text:line-break/> <text:s/></text:p>
          </table:table-cell>
        </table:table-row>
        <table:table-row>
          <table:table-cell table:style-name="stationtable.A3" office:value-type="string">
            <text:p text:style-name="P13">07.16</text:p>
          </table:table-cell>
          <table:table-cell table:style-name="stationtable.B3" office:value-type="string">
            <text:p text:style-name="P12">(07.25)</text:p>
          </table:table-cell>
          <table:table-cell table:style-name="stationtable.B3" office:value-type="string">
            <text:p text:style-name="P13">EXP 90111</text:p>
          </table:table-cell>
          <table:table-cell table:style-name="stationtable.B3" office:value-type="string">
            <text:p text:style-name="P12">1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>SANT'ANGELO 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/>
          </table:table-cell>
          <table:table-cell table:style-name="stationtable.I3" office:value-type="string">
            <text:p text:style-name="P12"><text:s/></text:p>
          </table:table-cell>
        </table:table-row>
        <table:table-row>
          <table:table-cell table:style-name="stationtable.A3" office:value-type="string">
            <text:p text:style-name="P13">(07.16)</text:p>
          </table:table-cell>
          <table:table-cell table:style-name="stationtable.B3" office:value-type="string">
            <text:p text:style-name="P12">07.25</text:p>
          </table:table-cell>
          <table:table-cell table:style-name="stationtable.B3" office:value-type="string">
            <text:p text:style-name="P13">EXP 90111</text:p>
          </table:table-cell>
          <table:table-cell table:style-name="stationtable.B3" office:value-type="string">
            <text:p text:style-name="P12">1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>SANT'ANGELO 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/>
          </table:table-cell>
          <table:table-cell table:style-name="stationtable.I3" office:value-type="string">
            <text:p text:style-name="P12"/>
          </table:table-cell>
        </table:table-row>
        <table:table-row>
          <table:table-cell table:style-name="stationtable.A3" office:value-type="string">
            <text:p text:style-name="P13">(06.49)</text:p>
          </table:table-cell>
          <table:table-cell table:style-name="stationtable.B3" office:value-type="string">
            <text:p text:style-name="P12">07.36</text:p>
          </table:table-cell>
          <table:table-cell table:style-name="stationtable.B3" office:value-type="string">
            <text:p text:style-name="P13">M 54312</text:p>
          </table:table-cell>
          <table:table-cell table:style-name="stationtable.B3" office:value-type="string">
            <text:p text:style-name="P12">5</text:p>
          </table:table-cell>
          <table:table-cell table:style-name="stationtable.B3" office:value-type="string">
            <text:p text:style-name="P12">SANT'ANGELO </text:p>
          </table:table-cell>
          <table:table-cell table:style-name="stationtable.B3" office:value-type="string">
            <text:p text:style-name="P12">PETROLCHIMICO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/>
          </table:table-cell>
          <table:table-cell table:style-name="stationtable.I3" office:value-type="string">
            <text:p text:style-name="P12">(SGANCIO 3 CARRI SH-B SAC IN CODA)</text:p>
          </table:table-cell>
        </table:table-row>
        <table:table-row>
          <table:table-cell table:style-name="stationtable.A3" office:value-type="string">
            <text:p text:style-name="P13">08.14</text:p>
          </table:table-cell>
          <table:table-cell table:style-name="stationtable.B3" office:value-type="string">
            <text:p text:style-name="P12">(08.17)</text:p>
          </table:table-cell>
          <table:table-cell table:style-name="stationtable.B3" office:value-type="string">
            <text:p text:style-name="P13">REG 21570</text:p>
          </table:table-cell>
          <table:table-cell table:style-name="stationtable.B3" office:value-type="string">
            <text:p text:style-name="P12">1</text:p>
          </table:table-cell>
          <table:table-cell table:style-name="stationtable.B3" office:value-type="string">
            <text:p text:style-name="P12">SANT'ANGELO 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/>
          </table:table-cell>
          <table:table-cell table:style-name="stationtable.I3" office:value-type="string">
            <text:p text:style-name="P12"><text:s/></text:p>
          </table:table-cell>
        </table:table-row>
        <table:table-row>
          <table:table-cell table:style-name="stationtable.A3" office:value-type="string">
            <text:p text:style-name="P13">(08.14)</text:p>
          </table:table-cell>
          <table:table-cell table:style-name="stationtable.B3" office:value-type="string">
            <text:p text:style-name="P12">08.17</text:p>
          </table:table-cell>
          <table:table-cell table:style-name="stationtable.B3" office:value-type="string">
            <text:p text:style-name="P13">REG 21570</text:p>
          </table:table-cell>
          <table:table-cell table:style-name="stationtable.B3" office:value-type="string">
            <text:p text:style-name="P12">1</text:p>
          </table:table-cell>
          <table:table-cell table:style-name="stationtable.B3" office:value-type="string">
            <text:p text:style-name="P12">SANT'ANGELO 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/>
          </table:table-cell>
          <table:table-cell table:style-name="stationtable.I3" office:value-type="string">
            <text:p text:style-name="P12"/>
          </table:table-cell>
        </table:table-row>
        <table:table-row>
          <table:table-cell table:style-name="stationtable.A3" office:value-type="string">
            <text:p text:style-name="P13">08.29</text:p>
          </table:table-cell>
          <table:table-cell table:style-name="stationtable.B3" office:value-type="string">
            <text:p text:style-name="P12">(09.03)</text:p>
          </table:table-cell>
          <table:table-cell table:style-name="stationtable.B3" office:value-type="string">
            <text:p text:style-name="P13">M54313</text:p>
          </table:table-cell>
          <table:table-cell table:style-name="stationtable.B3" office:value-type="string">
            <text:p text:style-name="P12">5</text:p>
          </table:table-cell>
          <table:table-cell table:style-name="stationtable.B3" office:value-type="string">
            <text:p text:style-name="P12">PETROLCHIMICO</text:p>
          </table:table-cell>
          <table:table-cell table:style-name="stationtable.B3" office:value-type="string">
            <text:p text:style-name="P12">SANT'ANGELO 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/>
          </table:table-cell>
          <table:table-cell table:style-name="stationtable.I3" office:value-type="string">
            <text:p text:style-name="P12">(AGGANCIO 3 CARRI SAC SH-B IN CODA)<text:line-break/> <text:s/></text:p>
          </table:table-cell>
        </table:table-row>
        <table:table-row>
          <table:table-cell table:style-name="stationtable.A3" office:value-type="string">
            <text:p text:style-name="P13">08.45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3">LIS 54001</text:p>
          </table:table-cell>
          <table:table-cell table:style-name="stationtable.B3" office:value-type="string">
            <text:p text:style-name="P12">4</text:p>
          </table:table-cell>
          <table:table-cell table:style-name="stationtable.B3" office:value-type="string">
            <text:p text:style-name="P12">PETROLCHIMICO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/>
          </table:table-cell>
          <table:table-cell table:style-name="stationtable.I3" office:value-type="string">
            <text:p text:style-name="P12"/>
          </table:table-cell>
        </table:table-row>
        <table:table-row>
          <table:table-cell table:style-name="stationtable.A3" office:value-type="string">
            <text:p text:style-name="P13">08.45</text:p>
          </table:table-cell>
          <table:table-cell table:style-name="stationtable.B3" office:value-type="string">
            <text:p text:style-name="P12">(08.54)</text:p>
          </table:table-cell>
          <table:table-cell table:style-name="stationtable.B3" office:value-type="string">
            <text:p text:style-name="P13">REG 21571</text:p>
          </table:table-cell>
          <table:table-cell table:style-name="stationtable.B3" office:value-type="string">
            <text:p text:style-name="P12">1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>SANT'ANGELO 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/>
          </table:table-cell>
          <table:table-cell table:style-name="stationtable.I3" office:value-type="string">
            <text:p text:style-name="P12"><text:s text:c="2"/></text:p>
          </table:table-cell>
        </table:table-row>
        <table:table-row>
          <table:table-cell table:style-name="stationtable.A3" office:value-type="string">
            <text:p text:style-name="P13"/>
          </table:table-cell>
          <table:table-cell table:style-name="stationtable.B3" office:value-type="string">
            <text:p text:style-name="P12">08.49</text:p>
          </table:table-cell>
          <table:table-cell table:style-name="stationtable.B3" office:value-type="string">
            <text:p text:style-name="P13">MV 80666</text:p>
          </table:table-cell>
          <table:table-cell table:style-name="stationtable.B3" office:value-type="string">
            <text:p text:style-name="P12">2</text:p>
          </table:table-cell>
          <table:table-cell table:style-name="stationtable.B3" office:value-type="string">
            <text:p text:style-name="P12">SANT'ANGELO </text:p>
          </table:table-cell>
          <table:table-cell table:style-name="stationtable.B3" office:value-type="string">
            <text:p text:style-name="P12">PETROLCHIMICO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/>
          </table:table-cell>
          <table:table-cell table:style-name="stationtable.I3" office:value-type="string">
            <text:p text:style-name="P12"/>
          </table:table-cell>
        </table:table-row>
        <table:table-row>
          <table:table-cell table:style-name="stationtable.A3" office:value-type="string">
            <text:p text:style-name="P13">(08.45)</text:p>
          </table:table-cell>
          <table:table-cell table:style-name="stationtable.B3" office:value-type="string">
            <text:p text:style-name="P12">08.54</text:p>
          </table:table-cell>
          <table:table-cell table:style-name="stationtable.B3" office:value-type="string">
            <text:p text:style-name="P13">REG 21571</text:p>
          </table:table-cell>
          <table:table-cell table:style-name="stationtable.B3" office:value-type="string">
            <text:p text:style-name="P12">1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>SANT'ANGELO 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/>
          </table:table-cell>
          <table:table-cell table:style-name="stationtable.I3" office:value-type="string">
            <text:p text:style-name="P12"/>
          </table:table-cell>
        </table:table-row>
        <table:table-row>
          <table:table-cell table:style-name="stationtable.A3" office:value-type="string">
            <text:p text:style-name="P13">(08.29)</text:p>
          </table:table-cell>
          <table:table-cell table:style-name="stationtable.B3" office:value-type="string">
            <text:p text:style-name="P12">09.03</text:p>
          </table:table-cell>
          <table:table-cell table:style-name="stationtable.B3" office:value-type="string">
            <text:p text:style-name="P13">M54313</text:p>
          </table:table-cell>
          <table:table-cell table:style-name="stationtable.B3" office:value-type="string">
            <text:p text:style-name="P12">5</text:p>
          </table:table-cell>
          <table:table-cell table:style-name="stationtable.B3" office:value-type="string">
            <text:p text:style-name="P12">PETROLCHIMICO</text:p>
          </table:table-cell>
          <table:table-cell table:style-name="stationtable.B3" office:value-type="string">
            <text:p text:style-name="P12">SANT'ANGELO 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/>
          </table:table-cell>
          <table:table-cell table:style-name="stationtable.I3" office:value-type="string">
            <text:p text:style-name="P12">(AGGANCIO 3 CARRI SAC SH-B IN CODA)</text:p>
          </table:table-cell>
        </table:table-row>
        <table:table-row>
          <table:table-cell table:style-name="stationtable.A3" office:value-type="string">
            <text:p text:style-name="P13">09.11</text:p>
          </table:table-cell>
          <table:table-cell table:style-name="stationtable.B3" office:value-type="string">
            <text:p text:style-name="P12">(09.34)</text:p>
          </table:table-cell>
          <table:table-cell table:style-name="stationtable.B3" office:value-type="string">
            <text:p text:style-name="P13">M 75420</text:p>
          </table:table-cell>
          <table:table-cell table:style-name="stationtable.B3" office:value-type="string">
            <text:p text:style-name="P12">3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>SANT'ANGELO 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/>
          </table:table-cell>
          <table:table-cell table:style-name="stationtable.I3" office:value-type="string">
            <text:p text:style-name="P12">(MANOVRA LOCO+ AGGANCIO 7 CARRI SH CRN)<text:line-break/> <text:s/></text:p>
          </table:table-cell>
        </table:table-row>
        <table:table-row>
          <table:table-cell table:style-name="stationtable.A3" office:value-type="string">
            <text:p text:style-name="P13">(09.11)</text:p>
          </table:table-cell>
          <table:table-cell table:style-name="stationtable.B3" office:value-type="string">
            <text:p text:style-name="P12">09.34</text:p>
          </table:table-cell>
          <table:table-cell table:style-name="stationtable.B3" office:value-type="string">
            <text:p text:style-name="P13">M 75420</text:p>
          </table:table-cell>
          <table:table-cell table:style-name="stationtable.B3" office:value-type="string">
            <text:p text:style-name="P12">3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>SANT'ANGELO 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/>
          </table:table-cell>
          <table:table-cell table:style-name="stationtable.I3" office:value-type="string">
            <text:p text:style-name="P12">(MANOVRA LOCO+ AGGANCIO 7 CARRI SH CRN)</text:p>
          </table:table-cell>
        </table:table-row>
        <table:table-row>
          <table:table-cell table:style-name="stationtable.A3" office:value-type="string">
            <text:p text:style-name="P13"/>
          </table:table-cell>
          <table:table-cell table:style-name="stationtable.B3" office:value-type="string">
            <text:p text:style-name="P12">09.59</text:p>
          </table:table-cell>
          <table:table-cell table:style-name="stationtable.B3" office:value-type="string">
            <text:p text:style-name="P13">MV 80667</text:p>
          </table:table-cell>
          <table:table-cell table:style-name="stationtable.B3" office:value-type="string">
            <text:p text:style-name="P12">2</text:p>
          </table:table-cell>
          <table:table-cell table:style-name="stationtable.B3" office:value-type="string">
            <text:p text:style-name="P12">PETROLCHIMICO</text:p>
          </table:table-cell>
          <table:table-cell table:style-name="stationtable.B3" office:value-type="string">
            <text:p text:style-name="P12">SANT'ANGELO 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/>
          </table:table-cell>
          <table:table-cell table:style-name="stationtable.I3" office:value-type="string">
            <text:p text:style-name="P12"/>
          </table:table-cell>
        </table:table-row>
        <table:table-row>
          <table:table-cell table:style-name="stationtable.A3" office:value-type="string">
            <text:p text:style-name="P13">10.33</text:p>
          </table:table-cell>
          <table:table-cell table:style-name="stationtable.B3" office:value-type="string">
            <text:p text:style-name="P12">(10.42)</text:p>
          </table:table-cell>
          <table:table-cell table:style-name="stationtable.B3" office:value-type="string">
            <text:p text:style-name="P13">LIS 54002</text:p>
          </table:table-cell>
          <table:table-cell table:style-name="stationtable.B3" office:value-type="string">
            <text:p text:style-name="P12">3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>PETROLCHIMICO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/>
          </table:table-cell>
          <table:table-cell table:style-name="stationtable.I3" office:value-type="string">
            <text:p text:style-name="P12"/>
          </table:table-cell>
        </table:table-row>
        <table:table-row>
          <table:table-cell table:style-name="stationtable.A3" office:value-type="string">
            <text:p text:style-name="P13">(10.33)</text:p>
          </table:table-cell>
          <table:table-cell table:style-name="stationtable.B3" office:value-type="string">
            <text:p text:style-name="P12">10.42</text:p>
          </table:table-cell>
          <table:table-cell table:style-name="stationtable.B3" office:value-type="string">
            <text:p text:style-name="P13">LIS 54002</text:p>
          </table:table-cell>
          <table:table-cell table:style-name="stationtable.B3" office:value-type="string">
            <text:p text:style-name="P12">3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>PETROLCHIMICO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/>
          </table:table-cell>
          <table:table-cell table:style-name="stationtable.I3" office:value-type="string">
            <text:p text:style-name="P12"/>
          </table:table-cell>
        </table:table-row>
        <text:soft-page-break/>
        <table:table-row>
          <table:table-cell table:style-name="stationtable.A3" office:value-type="string">
            <text:p text:style-name="P13">11.04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3">M 75421</text:p>
          </table:table-cell>
          <table:table-cell table:style-name="stationtable.B3" office:value-type="string">
            <text:p text:style-name="P12">3</text:p>
          </table:table-cell>
          <table:table-cell table:style-name="stationtable.B3" office:value-type="string">
            <text:p text:style-name="P12">SANT'ANGELO 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/>
          </table:table-cell>
          <table:table-cell table:style-name="stationtable.I3" office:value-type="string">
            <text:p text:style-name="P12">(SGANCIO 5 CARRI GABS DSE+ RICOVERO LOCO)<text:line-break/> <text:s/></text:p>
          </table:table-cell>
        </table:table-row>
        <table:table-row>
          <table:table-cell table:style-name="stationtable.A3" office:value-type="string">
            <text:p text:style-name="P13">11.14</text:p>
          </table:table-cell>
          <table:table-cell table:style-name="stationtable.B3" office:value-type="string">
            <text:p text:style-name="P12">(11.52)</text:p>
          </table:table-cell>
          <table:table-cell table:style-name="stationtable.B3" office:value-type="string">
            <text:p text:style-name="P13">M 75422</text:p>
          </table:table-cell>
          <table:table-cell table:style-name="stationtable.B3" office:value-type="string">
            <text:p text:style-name="P12">3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>SANT'ANGELO 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/>
          </table:table-cell>
          <table:table-cell table:style-name="stationtable.I3" office:value-type="string">
            <text:p text:style-name="P12"><text:s/>(MANOVRA LOCO+ AGGANCIO 5 CARRI GABS DSE)<text:line-break/> <text:s/></text:p>
          </table:table-cell>
        </table:table-row>
        <table:table-row>
          <table:table-cell table:style-name="stationtable.A3" office:value-type="string">
            <text:p text:style-name="P13">11.43</text:p>
          </table:table-cell>
          <table:table-cell table:style-name="stationtable.B3" office:value-type="string">
            <text:p text:style-name="P12">(12.18)</text:p>
          </table:table-cell>
          <table:table-cell table:style-name="stationtable.B3" office:value-type="string">
            <text:p text:style-name="P13">M 54314</text:p>
          </table:table-cell>
          <table:table-cell table:style-name="stationtable.B3" office:value-type="string">
            <text:p text:style-name="P12">6</text:p>
          </table:table-cell>
          <table:table-cell table:style-name="stationtable.B3" office:value-type="string">
            <text:p text:style-name="P12">SANT'ANGELO </text:p>
          </table:table-cell>
          <table:table-cell table:style-name="stationtable.B3" office:value-type="string">
            <text:p text:style-name="P12">CORNUDA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/>
          </table:table-cell>
          <table:table-cell table:style-name="stationtable.I3" office:value-type="string">
            <text:p text:style-name="P12">(SGANCIO 3 CARRI SHB SAC IN CODA)<text:line-break/> <text:s/></text:p>
          </table:table-cell>
        </table:table-row>
        <table:table-row>
          <table:table-cell table:style-name="stationtable.A3" office:value-type="string">
            <text:p text:style-name="P13">(11.14)</text:p>
          </table:table-cell>
          <table:table-cell table:style-name="stationtable.B3" office:value-type="string">
            <text:p text:style-name="P12">11.52</text:p>
          </table:table-cell>
          <table:table-cell table:style-name="stationtable.B3" office:value-type="string">
            <text:p text:style-name="P13">M 75422</text:p>
          </table:table-cell>
          <table:table-cell table:style-name="stationtable.B3" office:value-type="string">
            <text:p text:style-name="P12">3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>SANT'ANGELO 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/>
          </table:table-cell>
          <table:table-cell table:style-name="stationtable.I3" office:value-type="string">
            <text:p text:style-name="P12"><text:s/>(MANOVRA LOCO+ AGGANCIO 5 CARRI GABS DSE)</text:p>
          </table:table-cell>
        </table:table-row>
        <table:table-row>
          <table:table-cell table:style-name="stationtable.A3" office:value-type="string">
            <text:p text:style-name="P13">(11.43)</text:p>
          </table:table-cell>
          <table:table-cell table:style-name="stationtable.B3" office:value-type="string">
            <text:p text:style-name="P12">12.18</text:p>
          </table:table-cell>
          <table:table-cell table:style-name="stationtable.B3" office:value-type="string">
            <text:p text:style-name="P13">M 54314</text:p>
          </table:table-cell>
          <table:table-cell table:style-name="stationtable.B3" office:value-type="string">
            <text:p text:style-name="P12">6</text:p>
          </table:table-cell>
          <table:table-cell table:style-name="stationtable.B3" office:value-type="string">
            <text:p text:style-name="P12">SANT'ANGELO </text:p>
          </table:table-cell>
          <table:table-cell table:style-name="stationtable.B3" office:value-type="string">
            <text:p text:style-name="P12">CORNUDA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/>
          </table:table-cell>
          <table:table-cell table:style-name="stationtable.I3" office:value-type="string">
            <text:p text:style-name="P12">(SGANCIO 3 CARRI SHB SAC IN CODA)</text:p>
          </table:table-cell>
        </table:table-row>
        <table:table-row>
          <table:table-cell table:style-name="stationtable.A3" office:value-type="string">
            <text:p text:style-name="P13">12.18</text:p>
          </table:table-cell>
          <table:table-cell table:style-name="stationtable.B3" office:value-type="string">
            <text:p text:style-name="P12">(12.20)</text:p>
          </table:table-cell>
          <table:table-cell table:style-name="stationtable.B3" office:value-type="string">
            <text:p text:style-name="P13">M 54314</text:p>
          </table:table-cell>
          <table:table-cell table:style-name="stationtable.B3" office:value-type="string">
            <text:p text:style-name="P12">6</text:p>
          </table:table-cell>
          <table:table-cell table:style-name="stationtable.B3" office:value-type="string">
            <text:p text:style-name="P12">CORNUDA</text:p>
          </table:table-cell>
          <table:table-cell table:style-name="stationtable.B3" office:value-type="string">
            <text:p text:style-name="P12">PETROLCHIMICO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/>
          </table:table-cell>
          <table:table-cell table:style-name="stationtable.I3" office:value-type="string">
            <text:p text:style-name="P12"><text:s text:c="2"/></text:p>
          </table:table-cell>
        </table:table-row>
        <table:table-row>
          <table:table-cell table:style-name="stationtable.A3" office:value-type="string">
            <text:p text:style-name="P13">(12.18)</text:p>
          </table:table-cell>
          <table:table-cell table:style-name="stationtable.B3" office:value-type="string">
            <text:p text:style-name="P12">12.20</text:p>
          </table:table-cell>
          <table:table-cell table:style-name="stationtable.B3" office:value-type="string">
            <text:p text:style-name="P13">M 54314</text:p>
          </table:table-cell>
          <table:table-cell table:style-name="stationtable.B3" office:value-type="string">
            <text:p text:style-name="P12">6</text:p>
          </table:table-cell>
          <table:table-cell table:style-name="stationtable.B3" office:value-type="string">
            <text:p text:style-name="P12">CORNUDA</text:p>
          </table:table-cell>
          <table:table-cell table:style-name="stationtable.B3" office:value-type="string">
            <text:p text:style-name="P12">PETROLCHIMICO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/>
          </table:table-cell>
          <table:table-cell table:style-name="stationtable.I3" office:value-type="string">
            <text:p text:style-name="P12"/>
          </table:table-cell>
        </table:table-row>
        <table:table-row>
          <table:table-cell table:style-name="stationtable.A3" office:value-type="string">
            <text:p text:style-name="P13">12.52</text:p>
          </table:table-cell>
          <table:table-cell table:style-name="stationtable.B3" office:value-type="string">
            <text:p text:style-name="P12">(13.20)</text:p>
          </table:table-cell>
          <table:table-cell table:style-name="stationtable.B3" office:value-type="string">
            <text:p text:style-name="P13">MV 80668</text:p>
          </table:table-cell>
          <table:table-cell table:style-name="stationtable.B3" office:value-type="string">
            <text:p text:style-name="P12">2</text:p>
          </table:table-cell>
          <table:table-cell table:style-name="stationtable.B3" office:value-type="string">
            <text:p text:style-name="P12">SANT'ANGELO </text:p>
          </table:table-cell>
          <table:table-cell table:style-name="stationtable.B3" office:value-type="string">
            <text:p text:style-name="P12">PETROLCHIMICO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/>
          </table:table-cell>
          <table:table-cell table:style-name="stationtable.I3" office:value-type="string">
            <text:p text:style-name="P12"/>
          </table:table-cell>
        </table:table-row>
        <table:table-row>
          <table:table-cell table:style-name="stationtable.A3" office:value-type="string">
            <text:p text:style-name="P13">12.59</text:p>
          </table:table-cell>
          <table:table-cell table:style-name="stationtable.B3" office:value-type="string">
            <text:p text:style-name="P12">(13.04)</text:p>
          </table:table-cell>
          <table:table-cell table:style-name="stationtable.B3" office:value-type="string">
            <text:p text:style-name="P13">REG 17624</text:p>
          </table:table-cell>
          <table:table-cell table:style-name="stationtable.B3" office:value-type="string">
            <text:p text:style-name="P12">1</text:p>
          </table:table-cell>
          <table:table-cell table:style-name="stationtable.B3" office:value-type="string">
            <text:p text:style-name="P12">SANT'ANGELO 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/>
          </table:table-cell>
          <table:table-cell table:style-name="stationtable.I3" office:value-type="string">
            <text:p text:style-name="P12"><text:s/></text:p>
          </table:table-cell>
        </table:table-row>
        <table:table-row>
          <table:table-cell table:style-name="stationtable.A3" office:value-type="string">
            <text:p text:style-name="P13">(12.59)</text:p>
          </table:table-cell>
          <table:table-cell table:style-name="stationtable.B3" office:value-type="string">
            <text:p text:style-name="P12">13.04</text:p>
          </table:table-cell>
          <table:table-cell table:style-name="stationtable.B3" office:value-type="string">
            <text:p text:style-name="P13">REG 17624</text:p>
          </table:table-cell>
          <table:table-cell table:style-name="stationtable.B3" office:value-type="string">
            <text:p text:style-name="P12">1</text:p>
          </table:table-cell>
          <table:table-cell table:style-name="stationtable.B3" office:value-type="string">
            <text:p text:style-name="P12">SANT'ANGELO 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/>
          </table:table-cell>
          <table:table-cell table:style-name="stationtable.I3" office:value-type="string">
            <text:p text:style-name="P12"/>
          </table:table-cell>
        </table:table-row>
        <table:table-row>
          <table:table-cell table:style-name="stationtable.A3" office:value-type="string">
            <text:p text:style-name="P13">13.19</text:p>
          </table:table-cell>
          <table:table-cell table:style-name="stationtable.B3" office:value-type="string">
            <text:p text:style-name="P12">(13.46)</text:p>
          </table:table-cell>
          <table:table-cell table:style-name="stationtable.B3" office:value-type="string">
            <text:p text:style-name="P13">M 54315</text:p>
          </table:table-cell>
          <table:table-cell table:style-name="stationtable.B3" office:value-type="string">
            <text:p text:style-name="P12">6</text:p>
          </table:table-cell>
          <table:table-cell table:style-name="stationtable.B3" office:value-type="string">
            <text:p text:style-name="P12">PETROLCHIMICO</text:p>
          </table:table-cell>
          <table:table-cell table:style-name="stationtable.B3" office:value-type="string">
            <text:p text:style-name="P12">SANT'ANGELO 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/>
          </table:table-cell>
          <table:table-cell table:style-name="stationtable.I3" office:value-type="string">
            <text:p text:style-name="P12">(AGGANCIO 3 CARRI SAC SH-B IN CODA)<text:line-break/> <text:s/></text:p>
          </table:table-cell>
        </table:table-row>
        <table:table-row>
          <table:table-cell table:style-name="stationtable.A3" office:value-type="string">
            <text:p text:style-name="P13">(12.52)</text:p>
          </table:table-cell>
          <table:table-cell table:style-name="stationtable.B3" office:value-type="string">
            <text:p text:style-name="P12">13.20</text:p>
          </table:table-cell>
          <table:table-cell table:style-name="stationtable.B3" office:value-type="string">
            <text:p text:style-name="P13">MV 80668</text:p>
          </table:table-cell>
          <table:table-cell table:style-name="stationtable.B3" office:value-type="string">
            <text:p text:style-name="P12">2</text:p>
          </table:table-cell>
          <table:table-cell table:style-name="stationtable.B3" office:value-type="string">
            <text:p text:style-name="P12">SANT'ANGELO </text:p>
          </table:table-cell>
          <table:table-cell table:style-name="stationtable.B3" office:value-type="string">
            <text:p text:style-name="P12">PETROLCHIMICO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/>
          </table:table-cell>
          <table:table-cell table:style-name="stationtable.I3" office:value-type="string">
            <text:p text:style-name="P12"/>
          </table:table-cell>
        </table:table-row>
        <table:table-row>
          <table:table-cell table:style-name="stationtable.A3" office:value-type="string">
            <text:p text:style-name="P13">13.32</text:p>
          </table:table-cell>
          <table:table-cell table:style-name="stationtable.B3" office:value-type="string">
            <text:p text:style-name="P12">(13.37)</text:p>
          </table:table-cell>
          <table:table-cell table:style-name="stationtable.B3" office:value-type="string">
            <text:p text:style-name="P13">REG 17625</text:p>
          </table:table-cell>
          <table:table-cell table:style-name="stationtable.B3" office:value-type="string">
            <text:p text:style-name="P12">1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>SANT'ANGELO 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/>
          </table:table-cell>
          <table:table-cell table:style-name="stationtable.I3" office:value-type="string">
            <text:p text:style-name="P12"><text:s text:c="2"/></text:p>
          </table:table-cell>
        </table:table-row>
        <table:table-row>
          <table:table-cell table:style-name="stationtable.A3" office:value-type="string">
            <text:p text:style-name="P13">13.34</text:p>
          </table:table-cell>
          <table:table-cell table:style-name="stationtable.B3" office:value-type="string">
            <text:p text:style-name="P12">(13.57)</text:p>
          </table:table-cell>
          <table:table-cell table:style-name="stationtable.B3" office:value-type="string">
            <text:p text:style-name="P13">M75423</text:p>
          </table:table-cell>
          <table:table-cell table:style-name="stationtable.B3" office:value-type="string">
            <text:p text:style-name="P12">3</text:p>
          </table:table-cell>
          <table:table-cell table:style-name="stationtable.B3" office:value-type="string">
            <text:p text:style-name="P12">SANT'ANGELO 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/>
          </table:table-cell>
          <table:table-cell table:style-name="stationtable.I3" office:value-type="string">
            <text:p text:style-name="P12">(SGANCIO 7 CARRI SH+ RICOVERO LOCO<text:line-break/> </text:p>
          </table:table-cell>
        </table:table-row>
        <table:table-row>
          <table:table-cell table:style-name="stationtable.A3" office:value-type="string">
            <text:p text:style-name="P13">(13.32)</text:p>
          </table:table-cell>
          <table:table-cell table:style-name="stationtable.B3" office:value-type="string">
            <text:p text:style-name="P12">13.37</text:p>
          </table:table-cell>
          <table:table-cell table:style-name="stationtable.B3" office:value-type="string">
            <text:p text:style-name="P13">REG 17625</text:p>
          </table:table-cell>
          <table:table-cell table:style-name="stationtable.B3" office:value-type="string">
            <text:p text:style-name="P12">1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>SANT'ANGELO 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/>
          </table:table-cell>
          <table:table-cell table:style-name="stationtable.I3" office:value-type="string">
            <text:p text:style-name="P12"/>
          </table:table-cell>
        </table:table-row>
        <table:table-row>
          <table:table-cell table:style-name="stationtable.A3" office:value-type="string">
            <text:p text:style-name="P13">(13.19)</text:p>
          </table:table-cell>
          <table:table-cell table:style-name="stationtable.B3" office:value-type="string">
            <text:p text:style-name="P12">13.46</text:p>
          </table:table-cell>
          <table:table-cell table:style-name="stationtable.B3" office:value-type="string">
            <text:p text:style-name="P13">M 54315</text:p>
          </table:table-cell>
          <table:table-cell table:style-name="stationtable.B3" office:value-type="string">
            <text:p text:style-name="P12">6</text:p>
          </table:table-cell>
          <table:table-cell table:style-name="stationtable.B3" office:value-type="string">
            <text:p text:style-name="P12">PETROLCHIMICO</text:p>
          </table:table-cell>
          <table:table-cell table:style-name="stationtable.B3" office:value-type="string">
            <text:p text:style-name="P12">SANT'ANGELO 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/>
          </table:table-cell>
          <table:table-cell table:style-name="stationtable.I3" office:value-type="string">
            <text:p text:style-name="P12">(AGGANCIO 3 CARRI SAC SH-B IN CODA)</text:p>
          </table:table-cell>
        </table:table-row>
        <text:soft-page-break/>
        <table:table-row>
          <table:table-cell table:style-name="stationtable.A3" office:value-type="string">
            <text:p text:style-name="P13">(13.34)</text:p>
          </table:table-cell>
          <table:table-cell table:style-name="stationtable.B3" office:value-type="string">
            <text:p text:style-name="P12">13.57</text:p>
          </table:table-cell>
          <table:table-cell table:style-name="stationtable.B3" office:value-type="string">
            <text:p text:style-name="P13">M75423</text:p>
          </table:table-cell>
          <table:table-cell table:style-name="stationtable.B3" office:value-type="string">
            <text:p text:style-name="P12">3</text:p>
          </table:table-cell>
          <table:table-cell table:style-name="stationtable.B3" office:value-type="string">
            <text:p text:style-name="P12">SANT'ANGELO 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/>
          </table:table-cell>
          <table:table-cell table:style-name="stationtable.I3" office:value-type="string">
            <text:p text:style-name="P12">(SGANCIO 7 CARRI SH+ RICOVERO LOCO</text:p>
          </table:table-cell>
        </table:table-row>
        <table:table-row>
          <table:table-cell table:style-name="stationtable.A3" office:value-type="string">
            <text:p text:style-name="P13"/>
          </table:table-cell>
          <table:table-cell table:style-name="stationtable.B3" office:value-type="string">
            <text:p text:style-name="P12">14.11</text:p>
          </table:table-cell>
          <table:table-cell table:style-name="stationtable.B3" office:value-type="string">
            <text:p text:style-name="P13">MV 80669</text:p>
          </table:table-cell>
          <table:table-cell table:style-name="stationtable.B3" office:value-type="string">
            <text:p text:style-name="P12">2</text:p>
          </table:table-cell>
          <table:table-cell table:style-name="stationtable.B3" office:value-type="string">
            <text:p text:style-name="P12">PETROLCHIMICO</text:p>
          </table:table-cell>
          <table:table-cell table:style-name="stationtable.B3" office:value-type="string">
            <text:p text:style-name="P12">SANT'ANGELO 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/>
          </table:table-cell>
          <table:table-cell table:style-name="stationtable.I3" office:value-type="string">
            <text:p text:style-name="P12"/>
          </table:table-cell>
        </table:table-row>
        <table:table-row>
          <table:table-cell table:style-name="stationtable.A3" office:value-type="string">
            <text:p text:style-name="P13">15.25</text:p>
          </table:table-cell>
          <table:table-cell table:style-name="stationtable.B3" office:value-type="string">
            <text:p text:style-name="P12">(15.46)</text:p>
          </table:table-cell>
          <table:table-cell table:style-name="stationtable.B3" office:value-type="string">
            <text:p text:style-name="P13">EXP 90112</text:p>
          </table:table-cell>
          <table:table-cell table:style-name="stationtable.B3" office:value-type="string">
            <text:p text:style-name="P12">1</text:p>
          </table:table-cell>
          <table:table-cell table:style-name="stationtable.B3" office:value-type="string">
            <text:p text:style-name="P12">SANT'ANGELO 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/>
          </table:table-cell>
          <table:table-cell table:style-name="stationtable.I3" office:value-type="string">
            <text:p text:style-name="P12">(Giro loco)<text:line-break/> <text:s/></text:p>
          </table:table-cell>
        </table:table-row>
        <table:table-row>
          <table:table-cell table:style-name="stationtable.A3" office:value-type="string">
            <text:p text:style-name="P13">(15.25)</text:p>
          </table:table-cell>
          <table:table-cell table:style-name="stationtable.B3" office:value-type="string">
            <text:p text:style-name="P12">15.46</text:p>
          </table:table-cell>
          <table:table-cell table:style-name="stationtable.B3" office:value-type="string">
            <text:p text:style-name="P13">EXP 90112</text:p>
          </table:table-cell>
          <table:table-cell table:style-name="stationtable.B3" office:value-type="string">
            <text:p text:style-name="P12">1</text:p>
          </table:table-cell>
          <table:table-cell table:style-name="stationtable.B3" office:value-type="string">
            <text:p text:style-name="P12">SANT'ANGELO 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/>
          </table:table-cell>
          <table:table-cell table:style-name="stationtable.I3" office:value-type="string">
            <text:p text:style-name="P12">(Giro loco)</text:p>
          </table:table-cell>
        </table:table-row>
        <table:table-row>
          <table:table-cell table:style-name="stationtable.A3" office:value-type="string">
            <text:p text:style-name="P13">15.48</text:p>
          </table:table-cell>
          <table:table-cell table:style-name="stationtable.B3" office:value-type="string">
            <text:p text:style-name="P12">(16.36)</text:p>
          </table:table-cell>
          <table:table-cell table:style-name="stationtable.B3" office:value-type="string">
            <text:p text:style-name="P13">M 54316</text:p>
          </table:table-cell>
          <table:table-cell table:style-name="stationtable.B3" office:value-type="string">
            <text:p text:style-name="P12">5</text:p>
          </table:table-cell>
          <table:table-cell table:style-name="stationtable.B3" office:value-type="string">
            <text:p text:style-name="P12">SANT'ANGELO </text:p>
          </table:table-cell>
          <table:table-cell table:style-name="stationtable.B3" office:value-type="string">
            <text:p text:style-name="P12">PETROLCHIMICO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/>
          </table:table-cell>
          <table:table-cell table:style-name="stationtable.I3" office:value-type="string">
            <text:p text:style-name="P12">(SGANCIO 3 CARRI SHB SAC IN CODA)<text:line-break/> <text:s/></text:p>
          </table:table-cell>
        </table:table-row>
        <table:table-row>
          <table:table-cell table:style-name="stationtable.A3" office:value-type="string">
            <text:p text:style-name="P13">16.16</text:p>
          </table:table-cell>
          <table:table-cell table:style-name="stationtable.B3" office:value-type="string">
            <text:p text:style-name="P12">(16.25)</text:p>
          </table:table-cell>
          <table:table-cell table:style-name="stationtable.B3" office:value-type="string">
            <text:p text:style-name="P13">EXP 90113</text:p>
          </table:table-cell>
          <table:table-cell table:style-name="stationtable.B3" office:value-type="string">
            <text:p text:style-name="P12">1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>SANT'ANGELO 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/>
          </table:table-cell>
          <table:table-cell table:style-name="stationtable.I3" office:value-type="string">
            <text:p text:style-name="P12"><text:s text:c="2"/></text:p>
          </table:table-cell>
        </table:table-row>
        <table:table-row>
          <table:table-cell table:style-name="stationtable.A3" office:value-type="string">
            <text:p text:style-name="P13">(16.16)</text:p>
          </table:table-cell>
          <table:table-cell table:style-name="stationtable.B3" office:value-type="string">
            <text:p text:style-name="P12">16.25</text:p>
          </table:table-cell>
          <table:table-cell table:style-name="stationtable.B3" office:value-type="string">
            <text:p text:style-name="P13">EXP 90113</text:p>
          </table:table-cell>
          <table:table-cell table:style-name="stationtable.B3" office:value-type="string">
            <text:p text:style-name="P12">1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>SANT'ANGELO 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/>
          </table:table-cell>
          <table:table-cell table:style-name="stationtable.I3" office:value-type="string">
            <text:p text:style-name="P12"/>
          </table:table-cell>
        </table:table-row>
        <table:table-row>
          <table:table-cell table:style-name="stationtable.A3" office:value-type="string">
            <text:p text:style-name="P13">(15.48)</text:p>
          </table:table-cell>
          <table:table-cell table:style-name="stationtable.B3" office:value-type="string">
            <text:p text:style-name="P12">16.36</text:p>
          </table:table-cell>
          <table:table-cell table:style-name="stationtable.B3" office:value-type="string">
            <text:p text:style-name="P13">M 54316</text:p>
          </table:table-cell>
          <table:table-cell table:style-name="stationtable.B3" office:value-type="string">
            <text:p text:style-name="P12">5</text:p>
          </table:table-cell>
          <table:table-cell table:style-name="stationtable.B3" office:value-type="string">
            <text:p text:style-name="P12">SANT'ANGELO </text:p>
          </table:table-cell>
          <table:table-cell table:style-name="stationtable.B3" office:value-type="string">
            <text:p text:style-name="P12">PETROLCHIMICO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/>
          </table:table-cell>
          <table:table-cell table:style-name="stationtable.I3" office:value-type="string">
            <text:p text:style-name="P12">(SGANCIO 3 CARRI SHB SAC IN CODA)</text:p>
          </table:table-cell>
        </table:table-row>
        <table:table-row>
          <table:table-cell table:style-name="stationtable.A3" office:value-type="string">
            <text:p text:style-name="P13">17.13</text:p>
          </table:table-cell>
          <table:table-cell table:style-name="stationtable.B3" office:value-type="string">
            <text:p text:style-name="P12">(17.17)</text:p>
          </table:table-cell>
          <table:table-cell table:style-name="stationtable.B3" office:value-type="string">
            <text:p text:style-name="P13">REG 21572</text:p>
          </table:table-cell>
          <table:table-cell table:style-name="stationtable.B3" office:value-type="string">
            <text:p text:style-name="P12">1</text:p>
          </table:table-cell>
          <table:table-cell table:style-name="stationtable.B3" office:value-type="string">
            <text:p text:style-name="P12">SANT'ANGELO 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/>
          </table:table-cell>
          <table:table-cell table:style-name="stationtable.I3" office:value-type="string">
            <text:p text:style-name="P12"><text:s text:c="2"/></text:p>
          </table:table-cell>
        </table:table-row>
        <table:table-row>
          <table:table-cell table:style-name="stationtable.A3" office:value-type="string">
            <text:p text:style-name="P13">(17.13)</text:p>
          </table:table-cell>
          <table:table-cell table:style-name="stationtable.B3" office:value-type="string">
            <text:p text:style-name="P12">17.17</text:p>
          </table:table-cell>
          <table:table-cell table:style-name="stationtable.B3" office:value-type="string">
            <text:p text:style-name="P13">REG 21572</text:p>
          </table:table-cell>
          <table:table-cell table:style-name="stationtable.B3" office:value-type="string">
            <text:p text:style-name="P12">1</text:p>
          </table:table-cell>
          <table:table-cell table:style-name="stationtable.B3" office:value-type="string">
            <text:p text:style-name="P12">SANT'ANGELO 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/>
          </table:table-cell>
          <table:table-cell table:style-name="stationtable.I3" office:value-type="string">
            <text:p text:style-name="P12"/>
          </table:table-cell>
        </table:table-row>
        <table:table-row>
          <table:table-cell table:style-name="stationtable.A3" office:value-type="string">
            <text:p text:style-name="P13">17.28</text:p>
          </table:table-cell>
          <table:table-cell table:style-name="stationtable.B3" office:value-type="string">
            <text:p text:style-name="P12">(18.02)</text:p>
          </table:table-cell>
          <table:table-cell table:style-name="stationtable.B3" office:value-type="string">
            <text:p text:style-name="P13">M 54317</text:p>
          </table:table-cell>
          <table:table-cell table:style-name="stationtable.B3" office:value-type="string">
            <text:p text:style-name="P12">5</text:p>
          </table:table-cell>
          <table:table-cell table:style-name="stationtable.B3" office:value-type="string">
            <text:p text:style-name="P12">PETROLCHIMICO</text:p>
          </table:table-cell>
          <table:table-cell table:style-name="stationtable.B3" office:value-type="string">
            <text:p text:style-name="P12">SANT'ANGELO 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/>
          </table:table-cell>
          <table:table-cell table:style-name="stationtable.I3" office:value-type="string">
            <text:p text:style-name="P12">(AGGANCIO 3 CARRI SAC SHB IN CODA)<text:line-break/> </text:p>
          </table:table-cell>
        </table:table-row>
        <table:table-row>
          <table:table-cell table:style-name="stationtable.A3" office:value-type="string">
            <text:p text:style-name="P13">17.44</text:p>
          </table:table-cell>
          <table:table-cell table:style-name="stationtable.B3" office:value-type="string">
            <text:p text:style-name="P12">(17.52)</text:p>
          </table:table-cell>
          <table:table-cell table:style-name="stationtable.B3" office:value-type="string">
            <text:p text:style-name="P13">REG 21573</text:p>
          </table:table-cell>
          <table:table-cell table:style-name="stationtable.B3" office:value-type="string">
            <text:p text:style-name="P12">1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>SANT'ANGELO 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/>
          </table:table-cell>
          <table:table-cell table:style-name="stationtable.I3" office:value-type="string">
            <text:p text:style-name="P12"><text:s text:c="2"/></text:p>
          </table:table-cell>
        </table:table-row>
        <table:table-row>
          <table:table-cell table:style-name="stationtable.A3" office:value-type="string">
            <text:p text:style-name="P13">17.45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3">LIS 54003</text:p>
          </table:table-cell>
          <table:table-cell table:style-name="stationtable.B3" office:value-type="string">
            <text:p text:style-name="P12">4</text:p>
          </table:table-cell>
          <table:table-cell table:style-name="stationtable.B3" office:value-type="string">
            <text:p text:style-name="P12">PETROLCHIMICO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/>
          </table:table-cell>
          <table:table-cell table:style-name="stationtable.I3" office:value-type="string">
            <text:p text:style-name="P12"/>
          </table:table-cell>
        </table:table-row>
        <table:table-row>
          <table:table-cell table:style-name="stationtable.A3" office:value-type="string">
            <text:p text:style-name="P13"/>
          </table:table-cell>
          <table:table-cell table:style-name="stationtable.B3" office:value-type="string">
            <text:p text:style-name="P12">17.48</text:p>
          </table:table-cell>
          <table:table-cell table:style-name="stationtable.B3" office:value-type="string">
            <text:p text:style-name="P13">MV 80670</text:p>
          </table:table-cell>
          <table:table-cell table:style-name="stationtable.B3" office:value-type="string">
            <text:p text:style-name="P12">2</text:p>
          </table:table-cell>
          <table:table-cell table:style-name="stationtable.B3" office:value-type="string">
            <text:p text:style-name="P12">SANT'ANGELO </text:p>
          </table:table-cell>
          <table:table-cell table:style-name="stationtable.B3" office:value-type="string">
            <text:p text:style-name="P12">PETROLCHIMICO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/>
          </table:table-cell>
          <table:table-cell table:style-name="stationtable.I3" office:value-type="string">
            <text:p text:style-name="P12"/>
          </table:table-cell>
        </table:table-row>
        <table:table-row>
          <table:table-cell table:style-name="stationtable.A3" office:value-type="string">
            <text:p text:style-name="P13">(17.44)</text:p>
          </table:table-cell>
          <table:table-cell table:style-name="stationtable.B3" office:value-type="string">
            <text:p text:style-name="P12">17.52</text:p>
          </table:table-cell>
          <table:table-cell table:style-name="stationtable.B3" office:value-type="string">
            <text:p text:style-name="P13">REG 21573</text:p>
          </table:table-cell>
          <table:table-cell table:style-name="stationtable.B3" office:value-type="string">
            <text:p text:style-name="P12">1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>SANT'ANGELO 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/>
          </table:table-cell>
          <table:table-cell table:style-name="stationtable.I3" office:value-type="string">
            <text:p text:style-name="P12"/>
          </table:table-cell>
        </table:table-row>
        <table:table-row>
          <table:table-cell table:style-name="stationtable.A3" office:value-type="string">
            <text:p text:style-name="P13">(17.28)</text:p>
          </table:table-cell>
          <table:table-cell table:style-name="stationtable.B3" office:value-type="string">
            <text:p text:style-name="P12">18.02</text:p>
          </table:table-cell>
          <table:table-cell table:style-name="stationtable.B3" office:value-type="string">
            <text:p text:style-name="P13">M 54317</text:p>
          </table:table-cell>
          <table:table-cell table:style-name="stationtable.B3" office:value-type="string">
            <text:p text:style-name="P12">5</text:p>
          </table:table-cell>
          <table:table-cell table:style-name="stationtable.B3" office:value-type="string">
            <text:p text:style-name="P12">PETROLCHIMICO</text:p>
          </table:table-cell>
          <table:table-cell table:style-name="stationtable.B3" office:value-type="string">
            <text:p text:style-name="P12">SANT'ANGELO 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/>
          </table:table-cell>
          <table:table-cell table:style-name="stationtable.I3" office:value-type="string">
            <text:p text:style-name="P12">(AGGANCIO 3 CARRI SAC SHB IN CODA)</text:p>
          </table:table-cell>
        </table:table-row>
        <table:table-row>
          <table:table-cell table:style-name="stationtable.A3" office:value-type="string">
            <text:p text:style-name="P13">18.11</text:p>
          </table:table-cell>
          <table:table-cell table:style-name="stationtable.B3" office:value-type="string">
            <text:p text:style-name="P12">(18.35)</text:p>
          </table:table-cell>
          <table:table-cell table:style-name="stationtable.B3" office:value-type="string">
            <text:p text:style-name="P13">M 75424</text:p>
          </table:table-cell>
          <table:table-cell table:style-name="stationtable.B3" office:value-type="string">
            <text:p text:style-name="P12">3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>SANT'ANGELO 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/>
          </table:table-cell>
          <table:table-cell table:style-name="stationtable.I3" office:value-type="string">
            <text:p text:style-name="P12">(MANOVRA LOCO+ AGGANCIO 7 CARRI SH CRN)<text:line-break/> <text:s/></text:p>
          </table:table-cell>
        </table:table-row>
        <table:table-row>
          <table:table-cell table:style-name="stationtable.A3" office:value-type="string">
            <text:p text:style-name="P13">(18.11)</text:p>
          </table:table-cell>
          <table:table-cell table:style-name="stationtable.B3" office:value-type="string">
            <text:p text:style-name="P12">18.35</text:p>
          </table:table-cell>
          <table:table-cell table:style-name="stationtable.B3" office:value-type="string">
            <text:p text:style-name="P13">M 75424</text:p>
          </table:table-cell>
          <table:table-cell table:style-name="stationtable.B3" office:value-type="string">
            <text:p text:style-name="P12">3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>SANT'ANGELO 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/>
          </table:table-cell>
          <table:table-cell table:style-name="stationtable.I3" office:value-type="string">
            <text:p text:style-name="P12">(MANOVRA LOCO+ AGGANCIO 7 CARRI SH CRN)</text:p>
          </table:table-cell>
        </table:table-row>
        <table:table-row>
          <table:table-cell table:style-name="stationtable.A3" office:value-type="string">
            <text:p text:style-name="P13"/>
          </table:table-cell>
          <table:table-cell table:style-name="stationtable.B3" office:value-type="string">
            <text:p text:style-name="P12">18.58</text:p>
          </table:table-cell>
          <table:table-cell table:style-name="stationtable.B3" office:value-type="string">
            <text:p text:style-name="P13">MV 80671</text:p>
          </table:table-cell>
          <table:table-cell table:style-name="stationtable.B3" office:value-type="string">
            <text:p text:style-name="P12">2</text:p>
          </table:table-cell>
          <table:table-cell table:style-name="stationtable.B3" office:value-type="string">
            <text:p text:style-name="P12">PETROLCHIMICO</text:p>
          </table:table-cell>
          <table:table-cell table:style-name="stationtable.B3" office:value-type="string">
            <text:p text:style-name="P12">SANT'ANGELO 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/>
          </table:table-cell>
          <table:table-cell table:style-name="stationtable.I3" office:value-type="string">
            <text:p text:style-name="P12"/>
          </table:table-cell>
        </table:table-row>
        <table:table-row>
          <table:table-cell table:style-name="stationtable.A3" office:value-type="string">
            <text:p text:style-name="P13">19.33</text:p>
          </table:table-cell>
          <table:table-cell table:style-name="stationtable.B3" office:value-type="string">
            <text:p text:style-name="P12">(19.42)</text:p>
          </table:table-cell>
          <table:table-cell table:style-name="stationtable.B3" office:value-type="string">
            <text:p text:style-name="P13">LIS 54004</text:p>
          </table:table-cell>
          <table:table-cell table:style-name="stationtable.B3" office:value-type="string">
            <text:p text:style-name="P12">3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>PETROLCHIMICO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/>
          </table:table-cell>
          <table:table-cell table:style-name="stationtable.I3" office:value-type="string">
            <text:p text:style-name="P12"/>
          </table:table-cell>
        </table:table-row>
        <text:soft-page-break/>
        <table:table-row>
          <table:table-cell table:style-name="stationtable.A3" office:value-type="string">
            <text:p text:style-name="P13">(19.33)</text:p>
          </table:table-cell>
          <table:table-cell table:style-name="stationtable.B3" office:value-type="string">
            <text:p text:style-name="P12">19.42</text:p>
          </table:table-cell>
          <table:table-cell table:style-name="stationtable.B3" office:value-type="string">
            <text:p text:style-name="P13">LIS 54004</text:p>
          </table:table-cell>
          <table:table-cell table:style-name="stationtable.B3" office:value-type="string">
            <text:p text:style-name="P12">3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>PETROLCHIMICO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/>
          </table:table-cell>
          <table:table-cell table:style-name="stationtable.I3" office:value-type="string">
            <text:p text:style-name="P12"/>
          </table:table-cell>
        </table:table-row>
        <table:table-row>
          <table:table-cell table:style-name="stationtable.A3" office:value-type="string">
            <text:p text:style-name="P13">20.04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3">M 75425</text:p>
          </table:table-cell>
          <table:table-cell table:style-name="stationtable.B3" office:value-type="string">
            <text:p text:style-name="P12">3</text:p>
          </table:table-cell>
          <table:table-cell table:style-name="stationtable.B3" office:value-type="string">
            <text:p text:style-name="P12">SANT'ANGELO 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/>
          </table:table-cell>
          <table:table-cell table:style-name="stationtable.I3" office:value-type="string">
            <text:p text:style-name="P12">(SGANCIO 5 CARRI GABS DSE+ RICOVERO LOCO)<text:line-break/> <text:s/></text:p>
          </table:table-cell>
        </table:table-row>
        <table:table-row>
          <table:table-cell table:style-name="stationtable.A3" office:value-type="string">
            <text:p text:style-name="P13">20.14</text:p>
          </table:table-cell>
          <table:table-cell table:style-name="stationtable.B3" office:value-type="string">
            <text:p text:style-name="P12">(20.52)</text:p>
          </table:table-cell>
          <table:table-cell table:style-name="stationtable.B3" office:value-type="string">
            <text:p text:style-name="P13">M 75426</text:p>
          </table:table-cell>
          <table:table-cell table:style-name="stationtable.B3" office:value-type="string">
            <text:p text:style-name="P12">3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>SANT'ANGELO 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/>
          </table:table-cell>
          <table:table-cell table:style-name="stationtable.I3" office:value-type="string">
            <text:p text:style-name="P12">(MANOVRA LOCO+ AGGANCIO 5 CARRI GABS DSE)<text:line-break/> <text:s/></text:p>
          </table:table-cell>
        </table:table-row>
        <table:table-row>
          <table:table-cell table:style-name="stationtable.A3" office:value-type="string">
            <text:p text:style-name="P13">20.42</text:p>
          </table:table-cell>
          <table:table-cell table:style-name="stationtable.B3" office:value-type="string">
            <text:p text:style-name="P12">(21.18)</text:p>
          </table:table-cell>
          <table:table-cell table:style-name="stationtable.B3" office:value-type="string">
            <text:p text:style-name="P13">M 54318</text:p>
          </table:table-cell>
          <table:table-cell table:style-name="stationtable.B3" office:value-type="string">
            <text:p text:style-name="P12">6</text:p>
          </table:table-cell>
          <table:table-cell table:style-name="stationtable.B3" office:value-type="string">
            <text:p text:style-name="P12">SANT'ANGELO </text:p>
          </table:table-cell>
          <table:table-cell table:style-name="stationtable.B3" office:value-type="string">
            <text:p text:style-name="P12">CORNUDA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/>
          </table:table-cell>
          <table:table-cell table:style-name="stationtable.I3" office:value-type="string">
            <text:p text:style-name="P12">(SGANCIO 3 CARRI SHB SAC IN CODA)<text:line-break/> </text:p>
          </table:table-cell>
        </table:table-row>
        <table:table-row>
          <table:table-cell table:style-name="stationtable.A3" office:value-type="string">
            <text:p text:style-name="P13">(20.14)</text:p>
          </table:table-cell>
          <table:table-cell table:style-name="stationtable.B3" office:value-type="string">
            <text:p text:style-name="P12">20.52</text:p>
          </table:table-cell>
          <table:table-cell table:style-name="stationtable.B3" office:value-type="string">
            <text:p text:style-name="P13">M 75426</text:p>
          </table:table-cell>
          <table:table-cell table:style-name="stationtable.B3" office:value-type="string">
            <text:p text:style-name="P12">3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>SANT'ANGELO 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/>
          </table:table-cell>
          <table:table-cell table:style-name="stationtable.I3" office:value-type="string">
            <text:p text:style-name="P12">(MANOVRA LOCO+ AGGANCIO 5 CARRI GABS DSE)</text:p>
          </table:table-cell>
        </table:table-row>
        <table:table-row>
          <table:table-cell table:style-name="stationtable.A3" office:value-type="string">
            <text:p text:style-name="P13">(20.42)</text:p>
          </table:table-cell>
          <table:table-cell table:style-name="stationtable.B3" office:value-type="string">
            <text:p text:style-name="P12">21.18</text:p>
          </table:table-cell>
          <table:table-cell table:style-name="stationtable.B3" office:value-type="string">
            <text:p text:style-name="P13">M 54318</text:p>
          </table:table-cell>
          <table:table-cell table:style-name="stationtable.B3" office:value-type="string">
            <text:p text:style-name="P12">6</text:p>
          </table:table-cell>
          <table:table-cell table:style-name="stationtable.B3" office:value-type="string">
            <text:p text:style-name="P12">SANT'ANGELO </text:p>
          </table:table-cell>
          <table:table-cell table:style-name="stationtable.B3" office:value-type="string">
            <text:p text:style-name="P12">CORNUDA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/>
          </table:table-cell>
          <table:table-cell table:style-name="stationtable.I3" office:value-type="string">
            <text:p text:style-name="P12">(SGANCIO 3 CARRI SHB SAC IN CODA)</text:p>
          </table:table-cell>
        </table:table-row>
        <table:table-row>
          <table:table-cell table:style-name="stationtable.A3" office:value-type="string">
            <text:p text:style-name="P13">21.18</text:p>
          </table:table-cell>
          <table:table-cell table:style-name="stationtable.B3" office:value-type="string">
            <text:p text:style-name="P12">(21.20)</text:p>
          </table:table-cell>
          <table:table-cell table:style-name="stationtable.B3" office:value-type="string">
            <text:p text:style-name="P13">M 54318</text:p>
          </table:table-cell>
          <table:table-cell table:style-name="stationtable.B3" office:value-type="string">
            <text:p text:style-name="P12">6</text:p>
          </table:table-cell>
          <table:table-cell table:style-name="stationtable.B3" office:value-type="string">
            <text:p text:style-name="P12">CORNUDA</text:p>
          </table:table-cell>
          <table:table-cell table:style-name="stationtable.B3" office:value-type="string">
            <text:p text:style-name="P12">PETROLCHIMICO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/>
          </table:table-cell>
          <table:table-cell table:style-name="stationtable.I3" office:value-type="string">
            <text:p text:style-name="P12"><text:s text:c="2"/></text:p>
          </table:table-cell>
        </table:table-row>
        <table:table-row>
          <table:table-cell table:style-name="stationtable.A3" office:value-type="string">
            <text:p text:style-name="P13">(21.18)</text:p>
          </table:table-cell>
          <table:table-cell table:style-name="stationtable.B3" office:value-type="string">
            <text:p text:style-name="P12">21.20</text:p>
          </table:table-cell>
          <table:table-cell table:style-name="stationtable.B3" office:value-type="string">
            <text:p text:style-name="P13">M 54318</text:p>
          </table:table-cell>
          <table:table-cell table:style-name="stationtable.B3" office:value-type="string">
            <text:p text:style-name="P12">6</text:p>
          </table:table-cell>
          <table:table-cell table:style-name="stationtable.B3" office:value-type="string">
            <text:p text:style-name="P12">CORNUDA</text:p>
          </table:table-cell>
          <table:table-cell table:style-name="stationtable.B3" office:value-type="string">
            <text:p text:style-name="P12">PETROLCHIMICO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/>
          </table:table-cell>
          <table:table-cell table:style-name="stationtable.I3" office:value-type="string">
            <text:p text:style-name="P12"/>
          </table:table-cell>
        </table:table-row>
        <table:table-row>
          <table:table-cell table:style-name="stationtable.A3" office:value-type="string">
            <text:p text:style-name="P13">21.52</text:p>
          </table:table-cell>
          <table:table-cell table:style-name="stationtable.B3" office:value-type="string">
            <text:p text:style-name="P12">(22.20)</text:p>
          </table:table-cell>
          <table:table-cell table:style-name="stationtable.B3" office:value-type="string">
            <text:p text:style-name="P13">MV 80672</text:p>
          </table:table-cell>
          <table:table-cell table:style-name="stationtable.B3" office:value-type="string">
            <text:p text:style-name="P12">2</text:p>
          </table:table-cell>
          <table:table-cell table:style-name="stationtable.B3" office:value-type="string">
            <text:p text:style-name="P12">SANT'ANGELO </text:p>
          </table:table-cell>
          <table:table-cell table:style-name="stationtable.B3" office:value-type="string">
            <text:p text:style-name="P12">PETROLCHIMICO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/>
          </table:table-cell>
          <table:table-cell table:style-name="stationtable.I3" office:value-type="string">
            <text:p text:style-name="P12"/>
          </table:table-cell>
        </table:table-row>
        <table:table-row>
          <table:table-cell table:style-name="stationtable.A3" office:value-type="string">
            <text:p text:style-name="P13">21.58</text:p>
          </table:table-cell>
          <table:table-cell table:style-name="stationtable.B3" office:value-type="string">
            <text:p text:style-name="P12">(22.03)</text:p>
          </table:table-cell>
          <table:table-cell table:style-name="stationtable.B3" office:value-type="string">
            <text:p text:style-name="P13">REG 17626</text:p>
          </table:table-cell>
          <table:table-cell table:style-name="stationtable.B3" office:value-type="string">
            <text:p text:style-name="P12">1</text:p>
          </table:table-cell>
          <table:table-cell table:style-name="stationtable.B3" office:value-type="string">
            <text:p text:style-name="P12">SANT'ANGELO 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/>
          </table:table-cell>
          <table:table-cell table:style-name="stationtable.I3" office:value-type="string">
            <text:p text:style-name="P12"><text:s text:c="2"/></text:p>
          </table:table-cell>
        </table:table-row>
        <table:table-row>
          <table:table-cell table:style-name="stationtable.A3" office:value-type="string">
            <text:p text:style-name="P13">(21.58)</text:p>
          </table:table-cell>
          <table:table-cell table:style-name="stationtable.B3" office:value-type="string">
            <text:p text:style-name="P12">22.03</text:p>
          </table:table-cell>
          <table:table-cell table:style-name="stationtable.B3" office:value-type="string">
            <text:p text:style-name="P13">REG 17626</text:p>
          </table:table-cell>
          <table:table-cell table:style-name="stationtable.B3" office:value-type="string">
            <text:p text:style-name="P12">1</text:p>
          </table:table-cell>
          <table:table-cell table:style-name="stationtable.B3" office:value-type="string">
            <text:p text:style-name="P12">SANT'ANGELO 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/>
          </table:table-cell>
          <table:table-cell table:style-name="stationtable.I3" office:value-type="string">
            <text:p text:style-name="P12"/>
          </table:table-cell>
        </table:table-row>
        <table:table-row>
          <table:table-cell table:style-name="stationtable.A3" office:value-type="string">
            <text:p text:style-name="P13">22.19</text:p>
          </table:table-cell>
          <table:table-cell table:style-name="stationtable.B3" office:value-type="string">
            <text:p text:style-name="P12">(22.45)</text:p>
          </table:table-cell>
          <table:table-cell table:style-name="stationtable.B3" office:value-type="string">
            <text:p text:style-name="P13">M 54319</text:p>
          </table:table-cell>
          <table:table-cell table:style-name="stationtable.B3" office:value-type="string">
            <text:p text:style-name="P12">6</text:p>
          </table:table-cell>
          <table:table-cell table:style-name="stationtable.B3" office:value-type="string">
            <text:p text:style-name="P12">PETROLCHIMICO</text:p>
          </table:table-cell>
          <table:table-cell table:style-name="stationtable.B3" office:value-type="string">
            <text:p text:style-name="P12">SANT'ANGELO 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/>
          </table:table-cell>
          <table:table-cell table:style-name="stationtable.I3" office:value-type="string">
            <text:p text:style-name="P12">(AGGANCIO 3 CARRI SAC SH-B IN CODA)<text:line-break/> </text:p>
          </table:table-cell>
        </table:table-row>
        <table:table-row>
          <table:table-cell table:style-name="stationtable.A3" office:value-type="string">
            <text:p text:style-name="P13">(21.52)</text:p>
          </table:table-cell>
          <table:table-cell table:style-name="stationtable.B3" office:value-type="string">
            <text:p text:style-name="P12">22.20</text:p>
          </table:table-cell>
          <table:table-cell table:style-name="stationtable.B3" office:value-type="string">
            <text:p text:style-name="P13">MV 80672</text:p>
          </table:table-cell>
          <table:table-cell table:style-name="stationtable.B3" office:value-type="string">
            <text:p text:style-name="P12">2</text:p>
          </table:table-cell>
          <table:table-cell table:style-name="stationtable.B3" office:value-type="string">
            <text:p text:style-name="P12">SANT'ANGELO </text:p>
          </table:table-cell>
          <table:table-cell table:style-name="stationtable.B3" office:value-type="string">
            <text:p text:style-name="P12">PETROLCHIMICO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/>
          </table:table-cell>
          <table:table-cell table:style-name="stationtable.I3" office:value-type="string">
            <text:p text:style-name="P12"/>
          </table:table-cell>
        </table:table-row>
        <table:table-row>
          <table:table-cell table:style-name="stationtable.A3" office:value-type="string">
            <text:p text:style-name="P13">22.32</text:p>
          </table:table-cell>
          <table:table-cell table:style-name="stationtable.B3" office:value-type="string">
            <text:p text:style-name="P12">(22.37)</text:p>
          </table:table-cell>
          <table:table-cell table:style-name="stationtable.B3" office:value-type="string">
            <text:p text:style-name="P13">REG 17627</text:p>
          </table:table-cell>
          <table:table-cell table:style-name="stationtable.B3" office:value-type="string">
            <text:p text:style-name="P12">1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>SANT'ANGELO 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/>
          </table:table-cell>
          <table:table-cell table:style-name="stationtable.I3" office:value-type="string">
            <text:p text:style-name="P12"><text:s text:c="2"/></text:p>
          </table:table-cell>
        </table:table-row>
        <table:table-row>
          <table:table-cell table:style-name="stationtable.A3" office:value-type="string">
            <text:p text:style-name="P13">22.33</text:p>
          </table:table-cell>
          <table:table-cell table:style-name="stationtable.B3" office:value-type="string">
            <text:p text:style-name="P12">(22.57)</text:p>
          </table:table-cell>
          <table:table-cell table:style-name="stationtable.B3" office:value-type="string">
            <text:p text:style-name="P13">M 75427</text:p>
          </table:table-cell>
          <table:table-cell table:style-name="stationtable.B3" office:value-type="string">
            <text:p text:style-name="P12">3</text:p>
          </table:table-cell>
          <table:table-cell table:style-name="stationtable.B3" office:value-type="string">
            <text:p text:style-name="P12">SANT'ANGELO 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/>
          </table:table-cell>
          <table:table-cell table:style-name="stationtable.I3" office:value-type="string">
            <text:p text:style-name="P12">(SGANCIO 7 CARRI SH+ RICOVERO LOCO<text:line-break/> </text:p>
          </table:table-cell>
        </table:table-row>
        <table:table-row>
          <table:table-cell table:style-name="stationtable.A3" office:value-type="string">
            <text:p text:style-name="P13">(22.32)</text:p>
          </table:table-cell>
          <table:table-cell table:style-name="stationtable.B3" office:value-type="string">
            <text:p text:style-name="P12">22.37</text:p>
          </table:table-cell>
          <table:table-cell table:style-name="stationtable.B3" office:value-type="string">
            <text:p text:style-name="P13">REG 17627</text:p>
          </table:table-cell>
          <table:table-cell table:style-name="stationtable.B3" office:value-type="string">
            <text:p text:style-name="P12">1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>SANT'ANGELO 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/>
          </table:table-cell>
          <table:table-cell table:style-name="stationtable.I3" office:value-type="string">
            <text:p text:style-name="P12"/>
          </table:table-cell>
        </table:table-row>
        <table:table-row>
          <table:table-cell table:style-name="stationtable.A3" office:value-type="string">
            <text:p text:style-name="P13">(22.19)</text:p>
          </table:table-cell>
          <table:table-cell table:style-name="stationtable.B3" office:value-type="string">
            <text:p text:style-name="P12">22.45</text:p>
          </table:table-cell>
          <table:table-cell table:style-name="stationtable.B3" office:value-type="string">
            <text:p text:style-name="P13">M 54319</text:p>
          </table:table-cell>
          <table:table-cell table:style-name="stationtable.B3" office:value-type="string">
            <text:p text:style-name="P12">6</text:p>
          </table:table-cell>
          <table:table-cell table:style-name="stationtable.B3" office:value-type="string">
            <text:p text:style-name="P12">PETROLCHIMICO</text:p>
          </table:table-cell>
          <table:table-cell table:style-name="stationtable.B3" office:value-type="string">
            <text:p text:style-name="P12">SANT'ANGELO 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/>
          </table:table-cell>
          <table:table-cell table:style-name="stationtable.I3" office:value-type="string">
            <text:p text:style-name="P12">(AGGANCIO 3 CARRI SAC SH-B IN CODA)</text:p>
          </table:table-cell>
        </table:table-row>
        <text:soft-page-break/>
        <table:table-row>
          <table:table-cell table:style-name="stationtable.A3" office:value-type="string">
            <text:p text:style-name="P13">(22.33)</text:p>
          </table:table-cell>
          <table:table-cell table:style-name="stationtable.B3" office:value-type="string">
            <text:p text:style-name="P12">22.57</text:p>
          </table:table-cell>
          <table:table-cell table:style-name="stationtable.B3" office:value-type="string">
            <text:p text:style-name="P13">M 75427</text:p>
          </table:table-cell>
          <table:table-cell table:style-name="stationtable.B3" office:value-type="string">
            <text:p text:style-name="P12">3</text:p>
          </table:table-cell>
          <table:table-cell table:style-name="stationtable.B3" office:value-type="string">
            <text:p text:style-name="P12">SANT'ANGELO 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/>
          </table:table-cell>
          <table:table-cell table:style-name="stationtable.I3" office:value-type="string">
            <text:p text:style-name="P12">(SGANCIO 7 CARRI SH+ RICOVERO LOCO</text:p>
          </table:table-cell>
        </table:table-row>
        <table:table-row>
          <table:table-cell table:style-name="stationtable.A3" office:value-type="string">
            <text:p text:style-name="P13"/>
          </table:table-cell>
          <table:table-cell table:style-name="stationtable.B3" office:value-type="string">
            <text:p text:style-name="P12">23.10</text:p>
          </table:table-cell>
          <table:table-cell table:style-name="stationtable.B3" office:value-type="string">
            <text:p text:style-name="P13">MV 80673</text:p>
          </table:table-cell>
          <table:table-cell table:style-name="stationtable.B3" office:value-type="string">
            <text:p text:style-name="P12">2</text:p>
          </table:table-cell>
          <table:table-cell table:style-name="stationtable.B3" office:value-type="string">
            <text:p text:style-name="P12">PETROLCHIMICO</text:p>
          </table:table-cell>
          <table:table-cell table:style-name="stationtable.B3" office:value-type="string">
            <text:p text:style-name="P12">SANT'ANGELO </text:p>
          </table:table-cell>
          <table:table-cell table:style-name="stationtable.B3" office:value-type="string">
            <text:p text:style-name="P12"/>
          </table:table-cell>
          <table:table-cell table:style-name="stationtable.B3" office:value-type="string">
            <text:p text:style-name="P12"/>
          </table:table-cell>
          <table:table-cell table:style-name="stationtable.I3" office:value-type="string">
            <text:p text:style-name="P12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haroni" svg:font-family="Aharoni" style:font-pitch="variable"/>
    <style:font-face style:name="Arial Unicode MS" svg:font-family="'Arial Unicode MS'" style:font-pitch="variable"/>
    <style:font-face style:name="DIN 1451 Mittelschrift" svg:font-family="'DIN 1451 Mittelschrift'" style:font-pitch="variable"/>
    <style:font-face style:name="HG Mincho Light J" svg:font-family="'HG Mincho Light J'" style:font-pitch="variable"/>
    <style:font-face style:name="TrainSymbol" svg:font-family="TrainSymbol" style:font-pitch="variable"/>
    <style:font-face style:name="Century Schoolbook" svg:font-family="'Century Schoolbook'" style:font-family-generic="roman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Berlin Sans FB" svg:font-family="'Berlin Sans FB'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page"/>
      <style:text-properties fo:color="#000000" style:font-name="Thorndale" fo:font-size="12pt" fo:language="de" fo:country="DE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 fo:padding="0cm" fo:border="none">
        <style:tab-stops>
          <style:tab-stop style:position="0cm"/>
        </style:tab-stops>
      </style:paragraph-properties>
      <style:text-properties style:font-name="Berlin Sans FB" fo:font-size="24pt" fo:font-weight="bold" style:font-size-asian="24pt" style:font-weight-asian="bold" style:font-size-complex="24pt" style:font-weight-complex="bold"/>
    </style:style>
    <style:style style:name="MP2" style:family="paragraph" style:parent-style-name="Standard">
      <style:paragraph-properties fo:text-align="center" style:justify-single-word="false" fo:padding="0cm" fo:border="none">
        <style:tab-stops>
          <style:tab-stop style:position="0cm"/>
        </style:tab-stops>
      </style:paragraph-properties>
      <style:text-properties style:font-name="Berlin Sans FB" fo:font-size="18pt" fo:font-weight="normal" style:font-size-asian="18pt" style:font-weight-asian="normal" style:font-size-complex="18pt" style:font-weight-complex="normal"/>
    </style:style>
    <style:style style:name="MP3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>
        <style:tab-stops>
          <style:tab-stop style:position="16.798cm" style:type="right"/>
        </style:tab-stops>
      </style:paragraph-properties>
      <style:text-properties style:font-name="Berlin Sans FB" fo:font-size="14pt" fo:font-weight="bold"/>
    </style:style>
    <style:style style:name="MP4" style:family="paragraph" style:parent-style-name="Standard">
      <style:paragraph-properties fo:text-align="center" style:justify-single-word="false">
        <style:tab-stops>
          <style:tab-stop style:position="8.216cm" style:type="center"/>
          <style:tab-stop style:position="8.645cm"/>
          <style:tab-stop style:position="8.775cm"/>
        </style:tab-stops>
      </style:paragraph-properties>
      <style:text-properties style:font-name="Arial Narrow" fo:font-size="14pt" fo:font-weight="bold" style:font-size-asian="14pt" style:font-size-complex="14pt"/>
    </style:style>
    <style:style style:name="MP5" style:family="paragraph" style:parent-style-name="Standard" style:master-page-name="">
      <style:paragraph-properties fo:margin-left="-1.556cm" fo:margin-right="-1.494cm" fo:text-align="center" style:justify-single-word="false" fo:text-indent="0cm" style:auto-text-indent="false" style:page-number="auto">
        <style:tab-stops>
          <style:tab-stop style:position="8.216cm" style:type="center"/>
          <style:tab-stop style:position="8.645cm"/>
          <style:tab-stop style:position="8.775cm"/>
        </style:tab-stops>
      </style:paragraph-properties>
      <style:text-properties style:font-name="Aharoni" fo:font-size="14pt" fo:font-weight="bold" style:font-size-asian="14pt" style:font-size-complex="14pt"/>
    </style:style>
    <style:style style:name="MP6" style:family="paragraph" style:parent-style-name="Standard">
      <style:paragraph-properties fo:text-align="center" style:justify-single-word="false">
        <style:tab-stops>
          <style:tab-stop style:position="8.216cm" style:type="center"/>
          <style:tab-stop style:position="8.645cm"/>
          <style:tab-stop style:position="8.775cm"/>
        </style:tab-stops>
      </style:paragraph-properties>
      <style:text-properties style:font-name="Arial" fo:font-size="14pt" fo:font-weight="bold" style:font-size-asian="14pt" style:font-size-complex="14pt"/>
    </style:style>
    <style:style style:name="MP7" style:family="paragraph" style:parent-style-name="Standard">
      <style:paragraph-properties fo:text-align="center" style:justify-single-word="false" fo:padding="0cm" fo:border="none">
        <style:tab-stops>
          <style:tab-stop style:position="8.216cm" style:type="center"/>
          <style:tab-stop style:position="8.645cm"/>
          <style:tab-stop style:position="8.775cm"/>
        </style:tab-stops>
      </style:paragraph-properties>
      <style:text-properties style:font-name="Arial" fo:font-size="12pt" fo:font-weight="bold" style:font-size-asian="12pt" style:font-size-complex="12pt"/>
    </style:style>
    <style:style style:name="MP8" style:family="paragraph" style:parent-style-name="Standard">
      <style:paragraph-properties fo:text-align="center" style:justify-single-word="false" fo:padding="0cm" fo:border="none">
        <style:tab-stops>
          <style:tab-stop style:position="8.216cm" style:type="center"/>
          <style:tab-stop style:position="8.645cm"/>
          <style:tab-stop style:position="8.775cm"/>
        </style:tab-stops>
      </style:paragraph-properties>
      <style:text-properties style:font-name="Century Schoolbook" fo:font-size="12pt" fo:font-weight="bold" style:font-size-asian="12pt" style:font-size-complex="12pt"/>
    </style:style>
    <style:style style:name="MP9" style:family="paragraph" style:parent-style-name="Standard">
      <style:paragraph-properties fo:text-align="center" style:justify-single-word="false">
        <style:tab-stops>
          <style:tab-stop style:position="8.216cm" style:type="center"/>
          <style:tab-stop style:position="8.645cm"/>
          <style:tab-stop style:position="8.775cm"/>
        </style:tab-stops>
      </style:paragraph-properties>
      <style:text-properties style:font-name="DIN 1451 Mittelschrift" fo:font-size="14pt" fo:font-weight="bold" style:font-size-asian="14pt" style:font-size-complex="14pt"/>
    </style:style>
    <style:style style:name="MP10" style:family="paragraph" style:parent-style-name="Footer">
      <style:paragraph-properties fo:text-align="center" style:justify-single-word="false">
        <style:tab-stops>
          <style:tab-stop style:position="8.5cm" style:type="center"/>
          <style:tab-stop style:position="16.806cm" style:type="right"/>
        </style:tab-stops>
      </style:paragraph-properties>
      <style:text-properties style:font-name="Century Schoolbook" fo:font-size="8pt" style:font-size-asian="8pt" style:font-size-complex="8pt"/>
    </style:style>
    <style:style style:name="MT1" style:family="text">
      <style:text-properties fo:font-size="18pt" fo:font-weight="normal" style:font-weight-asian="normal" style:font-weight-complex="normal"/>
    </style:style>
    <style:style style:name="MT2" style:family="text">
      <style:text-properties fo:font-size="24pt" style:font-size-asian="24pt" style:font-size-complex="24pt"/>
    </style:style>
    <style:page-layout style:name="Mpm1">
      <style:page-layout-properties fo:page-width="21.001cm" fo:page-height="29.7cm" style:num-format="1" style:print-orientation="portrait" fo:margin-top="1.06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4.503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variable-decls>
          <text:variable-decl office:value-type="string" text:name="Station"/>
        </text:variable-decls>
        <text:p text:style-name="MP1">FREMO ITALIA</text:p>
        <text:p text:style-name="MP2">Direzione d'Esercizio AFS</text:p>
        <text:p text:style-name="MP3"><text:span text:style-name="MT1">Stazione:</text:span><text:span text:style-name="MT2"> </text:span><text:span text:style-name="MT2"><text:variable-set text:name="Station" office:value-type="string">CORNUDA</text:variable-set></text:span></text:p>
        <text:p text:style-name="MP4">Modulo transiti in Stazione</text:p>
        <text:p text:style-name="MP5"/>
        <text:p text:style-name="MP6"/>
        <text:p text:style-name="MP6"/>
        <text:p text:style-name="MP6"/>
        <text:p text:style-name="MP6"/>
        <text:p text:style-name="MP7"/>
        <text:p text:style-name="MP8"/>
        <text:p text:style-name="MP8">a</text:p>
        <text:p text:style-name="MP9">Gültig vom 28.01. </text:p>
      </style:header>
      <style:footer>
        <text:p text:style-name="MP10">Fremo Meeting: <text:tab/>Disegno: Direzione d'Esercizio FREMO ITALIA<text:tab/>Pagina: <text:page-number text:select-page="current">4</text:page-number></text:p>
      </style:footer>
    </style:master-page>
    <style:master-page style:name="Endnote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meta:creation-date>2018-11-01T12:26:50.51</meta:creation-date>
    <dc:language>de-DE</dc:language>
    <meta:editing-cycles>3</meta:editing-cycles>
    <meta:editing-duration>PT1M26S</meta:editing-duration>
    <dc:date>2018-11-01T12:36:01.50</dc:date>
    <meta:document-statistic meta:table-count="1" meta:image-count="0" meta:object-count="0" meta:page-count="5" meta:paragraph-count="461" meta:word-count="722" meta:character-count="4190"/>
    <meta:user-defined meta:name="Info 1"/>
    <meta:user-defined meta:name="Info 2"/>
    <meta:user-defined meta:name="Info 3"/>
    <meta:user-defined meta:name="Info 4"/>
  </office:meta>
</office:document-meta>
</file>